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43cm" svg:height="1.403cm" svg:x="16.398cm" svg:y="5.356cm">
          <text:p text:style-name="P1"><text:span text:style-name="T1">Logger in user</text:span></text:p>
          <text:p text:style-name="P1"><text:span text:style-name="T1">And a baby </text:span></text:p>
          <text:p text:style-name="P1"><text:span text:style-name="T1">&lt; 24mon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778cm" svg:height="1.111cm" svg:x="16.73cm" svg:y="38.264cm">
          <text:p text:style-name="P1"><text:span text:style-name="T1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0.353cm" svg:height="0.962cm" svg:x="9.67cm" svg:y="1.108cm">
          <draw:text-box>
            <text:p><text:span text:style-name="T2">Early Infant Diagnosis Flowchart</text:span></text:p>
          </draw:text-box>
        </draw:frame>
        <draw:line draw:style-name="gr3" draw:text-style-name="P1" draw:layer="layout" svg:x1="18.119cm" svg:y1="4.353cm" svg:x2="18.119cm" svg:y2="5.305cm">
          <text:p/>
        </draw:line>
        <draw:custom-shape draw:style-name="gr1" draw:text-style-name="P2" xml:id="id2" draw:id="id2" draw:layer="layout" svg:width="3.863cm" svg:height="0.926cm" svg:x="16.188cm" svg:y="10.062cm">
          <text:p text:style-name="P1"><text:span text:style-name="T1">Patient Dashboard</text:span></text:p>
          <draw:enhanced-geometry svg:viewBox="0 0 21600 21600" draw:glue-points="?f6 0 10800 ?f8 ?f11 10800 ?f9 21600 10800 ?f10 ?f5 10800" draw:text-areas="?f3 ?f3 ?f4 ?f4" draw:type="parallelogram" draw:modifiers="3259.006211180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8.12cm" svg:y1="6.759cm" svg:x2="18.119cm" svg:y2="10.062cm" draw:start-shape="id1" draw:start-glue-point="8" draw:end-shape="id2" draw:end-glue-point="5" svg:d="m18120 6759v1652h-1v1651">
          <text:p/>
        </draw:connector>
        <draw:custom-shape draw:style-name="gr1" draw:text-style-name="P2" xml:id="id3" draw:id="id3" draw:layer="layout" svg:width="2.934cm" svg:height="1.661cm" svg:x="16.652cm" svg:y="14.292cm">
          <text:p text:style-name="P1"><text:span text:style-name="T1">Baby </text:span></text:p>
          <text:p text:style-name="P1"><text:span text:style-name="T1">NOT </text:span></text:p>
          <text:p text:style-name="P1"><text:span text:style-name="T1">enrol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2.673cm" svg:height="1.448cm" svg:x="16.783cm" svg:y="19.273cm">
          <text:p text:style-name="P1"><text:span text:style-name="T1">Rapid</text:span></text:p>
          <text:p text:style-name="P1"><text:span text:style-name="T1">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2.673cm" svg:height="1.448cm" svg:x="16.783cm" svg:y="24.028cm">
          <text:p text:style-name="P1"><text:span text:style-name="T1">PCR</text:span></text:p>
          <text:p text:style-name="P1"><text:span text:style-name="T1">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2.673cm" svg:height="1.448cm" svg:x="16.783cm" svg:y="28.761cm">
          <text:p text:style-name="P1"><text:span text:style-name="T1">No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2.673cm" svg:height="1.448cm" svg:x="16.783cm" svg:y="33.513cm">
          <text:p text:style-name="P1"><text:span text:style-name="T1">Current Vis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8.119cm" svg:y1="10.988cm" svg:x2="18.119cm" svg:y2="14.292cm" draw:start-shape="id2" draw:start-glue-point="8" draw:end-shape="id3" svg:d="m18119 10988v3304">
          <text:p/>
        </draw:connector>
        <draw:connector draw:style-name="gr3" draw:text-style-name="P1" draw:layer="layout" svg:x1="18.119cm" svg:y1="15.953cm" svg:x2="18.12cm" svg:y2="19.273cm" draw:start-shape="id3" draw:start-glue-point="6" draw:end-shape="id4" draw:end-glue-point="4" svg:d="m18119 15953v1660h1v1660">
          <text:p/>
        </draw:connector>
        <draw:connector draw:style-name="gr3" draw:text-style-name="P1" draw:layer="layout" svg:x1="18.12cm" svg:y1="20.721cm" svg:x2="18.12cm" svg:y2="24.028cm" draw:start-shape="id4" draw:start-glue-point="6" draw:end-shape="id5" draw:end-glue-point="4" svg:d="m18120 20721v3307">
          <text:p/>
        </draw:connector>
        <draw:connector draw:style-name="gr3" draw:text-style-name="P1" draw:layer="layout" svg:x1="18.12cm" svg:y1="25.476cm" svg:x2="18.12cm" svg:y2="28.761cm" draw:start-shape="id5" draw:start-glue-point="6" draw:end-shape="id6" draw:end-glue-point="4" svg:d="m18120 25476v3285">
          <text:p/>
        </draw:connector>
        <draw:connector draw:style-name="gr3" draw:text-style-name="P1" draw:layer="layout" svg:x1="18.12cm" svg:y1="30.209cm" svg:x2="18.12cm" svg:y2="33.513cm" draw:start-shape="id6" draw:start-glue-point="6" draw:end-shape="id7" draw:end-glue-point="4" svg:d="m18120 30209v3304">
          <text:p/>
        </draw:connector>
        <draw:connector draw:style-name="gr3" draw:text-style-name="P1" draw:layer="layout" svg:x1="18.12cm" svg:y1="34.961cm" svg:x2="18.119cm" svg:y2="38.264cm" draw:start-shape="id7" draw:start-glue-point="6" draw:end-shape="id8" draw:end-glue-point="4" svg:d="m18120 34961v1652h-1v1651">
          <text:p/>
        </draw:connector>
        <draw:custom-shape draw:style-name="gr1" draw:text-style-name="P2" xml:id="id13" draw:id="id13" draw:layer="layout" svg:width="3.203cm" svg:height="1.428cm" svg:x="6.09cm" svg:y="18.376cm">
          <text:p text:style-name="P1"><text:span text:style-name="T1">[1] Capture PMTCT </text:span></text:p>
          <text:p text:style-name="P1"><text:span text:style-name="T1">His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306cm" svg:height="1.428cm" svg:x="5.984cm" svg:y="22.604cm">
          <text:p text:style-name="P1"><text:span text:style-name="T1">[2] Capture </text:span></text:p>
          <text:p text:style-name="P1"><text:span text:style-name="T1">HIV 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863cm" svg:height="0.926cm" svg:x="10.689cm" svg:y="14.659cm">
          <text:p text:style-name="P1"><text:span text:style-name="T1">Select Task</text:span></text:p>
          <draw:enhanced-geometry svg:viewBox="0 0 21600 21600" draw:glue-points="?f6 0 10800 ?f8 ?f11 10800 ?f9 21600 10800 ?f10 ?f5 10800" draw:text-areas="?f3 ?f3 ?f4 ?f4" draw:type="parallelogram" draw:modifiers="3259.006211180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6.652cm" svg:y1="15.123cm" svg:x2="14.261cm" svg:y2="15.122cm" draw:start-shape="id3" draw:start-glue-point="5" draw:end-shape="id9" draw:end-glue-point="6" svg:d="m16652 15123h-1050v-1h-1341">
          <text:p/>
        </draw:connector>
        <draw:custom-shape draw:style-name="gr1" draw:text-style-name="P2" xml:id="id10" draw:id="id10" draw:layer="layout" svg:width="2.673cm" svg:height="1.448cm" svg:x="11.284cm" svg:y="18.366cm">
          <text:p text:style-name="P1"><text:span text:style-name="T1">PMTCT</text:span></text:p>
          <text:p text:style-name="P1"><text:span text:style-name="T1">Hist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2.62cm" svg:y1="15.585cm" svg:x2="12.621cm" svg:y2="18.366cm" draw:start-shape="id9" draw:start-glue-point="8" draw:end-shape="id10" draw:end-glue-point="4" svg:d="m12620 15585v1391h1v1390">
          <text:p/>
        </draw:connector>
        <draw:custom-shape draw:style-name="gr1" draw:text-style-name="P2" xml:id="id11" draw:id="id11" draw:layer="layout" svg:width="2.673cm" svg:height="1.448cm" svg:x="11.285cm" svg:y="22.594cm">
          <text:p text:style-name="P1"><text:span text:style-name="T1">HIV</text:span></text:p>
          <text:p text:style-name="P1"><text:span text:style-name="T1">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2.621cm" svg:y1="19.814cm" svg:x2="12.622cm" svg:y2="22.594cm" draw:start-shape="id10" draw:start-glue-point="6" draw:end-shape="id11" draw:end-glue-point="4" svg:d="m12621 19814v1391h1v1389">
          <text:p/>
        </draw:connector>
        <draw:connector draw:style-name="gr3" draw:text-style-name="P1" draw:layer="layout" svg:x1="11.285cm" svg:y1="23.318cm" svg:x2="9.29cm" svg:y2="23.318cm" draw:start-shape="id11" draw:start-glue-point="5" draw:end-shape="id12" draw:end-glue-point="1" svg:d="m11285 23318h-1995">
          <text:p/>
        </draw:connector>
        <draw:connector draw:style-name="gr3" draw:text-style-name="P1" draw:layer="layout" svg:x1="11.284cm" svg:y1="19.09cm" svg:x2="9.293cm" svg:y2="19.09cm" draw:start-shape="id10" draw:start-glue-point="5" draw:end-shape="id13" draw:end-glue-point="1" svg:d="m11284 19090h-1991">
          <text:p/>
        </draw:connector>
        <draw:connector draw:style-name="gr3" draw:text-style-name="P1" draw:layer="layout" draw:line-skew="-0.107cm" svg:x1="6.09cm" svg:y1="19.09cm" svg:x2="10.98cm" svg:y2="15.122cm" draw:start-shape="id13" draw:start-glue-point="3" draw:end-shape="id9" draw:end-glue-point="9" svg:d="m6090 19090h-609v-3968h5499">
          <text:p/>
        </draw:connector>
        <draw:connector draw:style-name="gr3" draw:text-style-name="P1" draw:layer="layout" svg:x1="5.984cm" svg:y1="23.318cm" svg:x2="10.98cm" svg:y2="15.122cm" draw:start-shape="id12" draw:start-glue-point="3" draw:end-shape="id9" draw:end-glue-point="9" svg:d="m5984 23318h-501v-8196h5497">
          <text:p/>
        </draw:connector>
        <draw:connector draw:style-name="gr3" draw:text-style-name="P1" draw:layer="layout" draw:line-skew="0.97cm -10.986cm" svg:x1="12.622cm" svg:y1="24.042cm" svg:x2="16.479cm" svg:y2="10.525cm" draw:start-shape="id11" draw:start-glue-point="6" draw:end-shape="id2" draw:end-glue-point="9" svg:d="m12622 24042v1472h-8535v-14989h12392">
          <text:p/>
        </draw:connector>
        <draw:custom-shape draw:style-name="gr1" draw:text-style-name="P2" xml:id="id14" draw:id="id14" draw:layer="layout" svg:width="3.203cm" svg:height="1.428cm" svg:x="21.373cm" svg:y="19.283cm">
          <text:p text:style-name="P1"><text:span text:style-name="T1">[3] Rapid Anti-body</text:span></text:p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456cm" svg:y1="19.997cm" svg:x2="21.373cm" svg:y2="19.997cm" draw:start-shape="id4" draw:start-glue-point="7" draw:end-shape="id14" svg:d="m19456 19997h1917">
          <text:p/>
        </draw:connector>
        <draw:connector draw:style-name="gr3" draw:text-style-name="P1" draw:layer="layout" svg:x1="24.576cm" svg:y1="19.997cm" svg:x2="19.76cm" svg:y2="10.525cm" draw:start-shape="id14" draw:start-glue-point="1" draw:end-shape="id2" draw:end-glue-point="6" svg:d="m24576 19997h500v-9472h-5316">
          <text:p/>
        </draw:connector>
        <draw:custom-shape draw:style-name="gr1" draw:text-style-name="P2" xml:id="id15" draw:id="id15" draw:layer="layout" svg:width="3.203cm" svg:height="1.428cm" svg:x="21.374cm" svg:y="24.038cm">
          <text:p text:style-name="P1"><text:span text:style-name="T1">[4] PCR</text:span></text:p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456cm" svg:y1="24.752cm" svg:x2="21.374cm" svg:y2="24.752cm" draw:start-shape="id5" draw:start-glue-point="7" draw:end-shape="id15" draw:end-glue-point="3" svg:d="m19456 24752h1918">
          <text:p/>
        </draw:connector>
        <draw:connector draw:style-name="gr3" draw:text-style-name="P1" draw:layer="layout" svg:x1="24.577cm" svg:y1="24.752cm" svg:x2="19.76cm" svg:y2="10.525cm" draw:start-shape="id15" draw:start-glue-point="1" draw:end-shape="id2" draw:end-glue-point="6" svg:d="m24577 24752h500v-14227h-5317">
          <text:p/>
        </draw:connector>
        <draw:custom-shape draw:style-name="gr1" draw:text-style-name="P2" xml:id="id16" draw:id="id16" draw:layer="layout" svg:width="3.203cm" svg:height="0.773cm" svg:x="21.375cm" svg:y="29.091cm">
          <text:p text:style-name="P1"><text:span text:style-name="T1">Capture Not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456cm" svg:y1="29.485cm" svg:x2="21.375cm" svg:y2="29.477cm" draw:start-shape="id6" draw:start-glue-point="7" draw:end-shape="id16" draw:end-glue-point="3" svg:d="m19456 29485h959v-8h960">
          <text:p/>
        </draw:connector>
        <draw:connector draw:style-name="gr3" draw:text-style-name="P1" draw:layer="layout" svg:x1="24.578cm" svg:y1="29.477cm" svg:x2="19.76cm" svg:y2="10.525cm" draw:start-shape="id16" draw:start-glue-point="1" draw:end-shape="id2" draw:end-glue-point="6" svg:d="m24578 29477h500v-18952h-5318">
          <text:p/>
        </draw:connector>
        <draw:custom-shape draw:style-name="gr1" draw:text-style-name="P2" xml:id="id17" draw:id="id17" draw:layer="layout" svg:width="3.203cm" svg:height="1.428cm" svg:x="21.376cm" svg:y="33.521cm">
          <text:p text:style-name="P1"><text:span text:style-name="T1">[6] Current Visit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456cm" svg:y1="34.237cm" svg:x2="21.376cm" svg:y2="34.235cm" draw:start-shape="id7" draw:start-glue-point="7" draw:end-shape="id17" draw:end-glue-point="3" svg:d="m19456 34237h960v-2h960">
          <text:p/>
        </draw:connector>
        <draw:connector draw:style-name="gr3" draw:text-style-name="P1" draw:layer="layout" svg:x1="24.579cm" svg:y1="34.235cm" svg:x2="19.76cm" svg:y2="10.525cm" draw:start-shape="id17" draw:start-glue-point="1" draw:end-shape="id2" draw:end-glue-point="6" svg:d="m24579 34235h500v-23710h-5319">
          <text:p/>
        </draw:connector>
        <draw:frame draw:style-name="gr2" draw:text-style-name="P4" draw:layer="layout" svg:width="1.074cm" svg:height="0.645cm" svg:x="19.128cm" svg:y="28.823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9.128cm" svg:y="33.524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9.128cm" svg:y="24.024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9.128cm" svg:y="19.325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8.128cm" svg:y="16.026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15.828cm" svg:y="14.427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0.628cm" svg:y="18.428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0.628cm" svg:y="22.629cm">
          <draw:text-box>
            <text:p><text:span text:style-name="T3">Yes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0.353cm" svg:height="0.962cm" svg:x="9.67cm" svg:y="1.108cm">
          <draw:text-box>
            <text:p><text:span text:style-name="T2">Early Infant Diagnosis Flowchart</text:span></text:p>
          </draw:text-box>
        </draw:frame>
        <draw:frame draw:style-name="gr2" draw:text-style-name="P5" draw:layer="layout" svg:width="7.915cm" svg:height="0.806cm" svg:x="10.889cm" svg:y="1.924cm">
          <draw:text-box>
            <text:p><text:span text:style-name="T4">1. PMTCT History at Enrollment</text:span></text:p>
          </draw:text-box>
        </draw:frame>
        <draw:custom-shape draw:style-name="gr1" draw:text-style-name="P2" xml:id="id25" draw:id="id25" draw:layer="layout" svg:width="3.443cm" svg:height="1.403cm" svg:x="13.748cm" svg:y="4.522cm">
          <text:p text:style-name="P1"><text:span text:style-name="T1">1.1. Given an </text:span></text:p>
          <text:p text:style-name="P1"><text:span text:style-name="T1">Exposed baby</text:span></text:p>
          <text:p text:style-name="P1"><text:span text:style-name="T1">&lt; 24 mon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2.778cm" svg:height="1.111cm" svg:x="14.08cm" svg:y="38.449cm">
          <text:p text:style-name="P1"><text:span text:style-name="T1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5.469cm" svg:y1="3.643cm" svg:x2="15.469cm" svg:y2="4.516cm">
          <text:p/>
        </draw:line>
        <draw:custom-shape draw:style-name="gr1" draw:text-style-name="P2" xml:id="id18" draw:id="id18" draw:layer="layout" svg:width="4.63cm" svg:height="0.846cm" svg:x="13.154cm" svg:y="9.858cm">
          <text:p text:style-name="P1"><text:span text:style-name="T1">ARVs given in pregnancy</text:span></text:p>
          <draw:enhanced-geometry svg:viewBox="0 0 21600 21600" draw:glue-points="?f6 0 10800 ?f8 ?f11 10800 ?f9 21600 10800 ?f10 ?f5 10800" draw:text-areas="?f3 ?f3 ?f4 ?f4" draw:type="parallelogram" draw:modifiers="2835.845389764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9" draw:id="id19" draw:layer="layout" svg:width="2.752cm" svg:height="0.873cm" svg:x="22.883cm" svg:y="4.489cm">
          <text:p text:style-name="P1"><text:span text:style-name="T1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0" draw:id="id20" draw:layer="layout" svg:width="2.752cm" svg:height="0.873cm" svg:x="22.883cm" svg:y="6.745cm">
          <text:p text:style-name="P1"><text:span text:style-name="T1">AZT 0-3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1" draw:id="id21" draw:layer="layout" svg:width="2.752cm" svg:height="0.873cm" svg:x="22.883cm" svg:y="9.001cm">
          <text:p text:style-name="P1"><text:span text:style-name="T1">AZT 4+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2" draw:id="id22" draw:layer="layout" svg:width="2.752cm" svg:height="0.873cm" svg:x="22.883cm" svg:y="11.258cm">
          <text:p text:style-name="P1"><text:span text:style-name="T1">ART 0-3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3" draw:id="id23" draw:layer="layout" svg:width="2.752cm" svg:height="0.873cm" svg:x="22.883cm" svg:y="13.514cm">
          <text:p text:style-name="P1"><text:span text:style-name="T1">ART 4+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2.752cm" svg:height="0.873cm" svg:x="22.883cm" svg:y="15.767cm">
          <text:p text:style-name="P1"><text:span text:style-name="T1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.794cm" svg:x1="15.469cm" svg:y1="10.704cm" svg:x2="24.259cm" svg:y2="4.489cm" draw:start-shape="id18" draw:start-glue-point="8" draw:end-shape="id19" draw:end-glue-point="4" svg:d="m15469 10704v1296h4865v-8013h3925v502">
          <text:p/>
        </draw:connector>
        <draw:connector draw:style-name="gr3" draw:text-style-name="P1" draw:layer="layout" svg:x1="24.259cm" svg:y1="5.362cm" svg:x2="24.259cm" svg:y2="6.745cm" draw:start-shape="id19" draw:start-glue-point="6" draw:end-shape="id20" draw:end-glue-point="4" svg:d="m24259 5362v1383">
          <text:p/>
        </draw:connector>
        <draw:connector draw:style-name="gr3" draw:text-style-name="P1" draw:layer="layout" svg:x1="24.259cm" svg:y1="7.618cm" svg:x2="24.259cm" svg:y2="9.001cm" draw:start-shape="id20" draw:start-glue-point="6" draw:end-shape="id21" draw:end-glue-point="4" svg:d="m24259 7618v1383">
          <text:p/>
        </draw:connector>
        <draw:connector draw:style-name="gr3" draw:text-style-name="P1" draw:layer="layout" svg:x1="24.259cm" svg:y1="9.874cm" svg:x2="24.259cm" svg:y2="11.258cm" draw:start-shape="id21" draw:start-glue-point="6" draw:end-shape="id22" draw:end-glue-point="4" svg:d="m24259 9874v1384">
          <text:p/>
        </draw:connector>
        <draw:connector draw:style-name="gr3" draw:text-style-name="P1" draw:layer="layout" svg:x1="24.259cm" svg:y1="12.131cm" svg:x2="24.259cm" svg:y2="13.514cm" draw:start-shape="id22" draw:start-glue-point="6" draw:end-shape="id23" draw:end-glue-point="4" svg:d="m24259 12131v1383">
          <text:p/>
        </draw:connector>
        <draw:connector draw:style-name="gr3" draw:text-style-name="P1" draw:layer="layout" svg:x1="24.259cm" svg:y1="14.387cm" svg:x2="24.259cm" svg:y2="15.767cm" draw:start-shape="id23" draw:start-glue-point="6" draw:end-shape="id24" draw:end-glue-point="4" svg:d="m24259 14387v1380">
          <text:p/>
        </draw:connector>
        <draw:connector draw:style-name="gr3" draw:text-style-name="P1" draw:layer="layout" svg:x1="15.47cm" svg:y1="5.925cm" svg:x2="15.469cm" svg:y2="9.858cm" draw:start-shape="id25" draw:start-glue-point="8" draw:end-shape="id18" draw:end-glue-point="5" svg:d="m15470 5925v1967h-1v1966">
          <text:p/>
        </draw:connector>
        <draw:custom-shape draw:style-name="gr1" draw:text-style-name="P2" xml:id="id26" draw:id="id26" draw:layer="layout" svg:width="4.63cm" svg:height="0.846cm" svg:x="13.154cm" svg:y="14.639cm">
          <text:p text:style-name="P1"><text:span text:style-name="T1">ARVs given in labor</text:span></text:p>
          <draw:enhanced-geometry svg:viewBox="0 0 21600 21600" draw:glue-points="?f6 0 10800 ?f8 ?f11 10800 ?f9 21600 10800 ?f10 ?f5 10800" draw:text-areas="?f3 ?f3 ?f4 ?f4" draw:type="parallelogram" draw:modifiers="2835.845389764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3" draw:id="id33" draw:layer="layout" svg:width="4.63cm" svg:height="0.846cm" svg:x="13.154cm" svg:y="19.419cm">
          <text:p text:style-name="P1"><text:span text:style-name="T1">ARVs given at birth</text:span></text:p>
          <draw:enhanced-geometry svg:viewBox="0 0 21600 21600" draw:glue-points="?f6 0 10800 ?f8 ?f11 10800 ?f9 21600 10800 ?f10 ?f5 10800" draw:text-areas="?f3 ?f3 ?f4 ?f4" draw:type="parallelogram" draw:modifiers="2835.845389764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0cm -0.244cm -0.97cm" svg:x1="24.259cm" svg:y1="16.64cm" svg:x2="15.469cm" svg:y2="14.639cm" draw:start-shape="id24" draw:start-glue-point="6" draw:end-shape="id26" draw:end-glue-point="5" svg:d="m24259 16640v501h-4169v-3973h-4621v1471">
          <text:p/>
        </draw:connector>
        <draw:custom-shape draw:style-name="gr1" draw:text-style-name="P2" xml:id="id27" draw:id="id27" draw:layer="layout" svg:width="2.899cm" svg:height="0.873cm" svg:x="4.849cm" svg:y="4.29cm">
          <text:p text:style-name="P1"><text:span text:style-name="T1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8" draw:id="id28" draw:layer="layout" svg:width="2.951cm" svg:height="0.873cm" svg:x="4.823cm" svg:y="6.586cm">
          <text:p text:style-name="P1"><text:span text:style-name="T1">sdNV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9" draw:id="id29" draw:layer="layout" svg:width="2.951cm" svg:height="0.873cm" svg:x="4.823cm" svg:y="8.882cm">
          <text:p text:style-name="P1"><text:span text:style-name="T1">AZT3T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0" draw:id="id30" draw:layer="layout" svg:width="3.031cm" svg:height="0.873cm" svg:x="4.783cm" svg:y="11.178cm">
          <text:p text:style-name="P1"><text:span text:style-name="T1">NVP/AZT3T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1" draw:id="id31" draw:layer="layout" svg:width="2.872cm" svg:height="0.873cm" svg:x="4.862cm" svg:y="13.474cm">
          <text:p text:style-name="P1"><text:span text:style-name="T1">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2" draw:id="id32" draw:layer="layout" svg:width="2.899cm" svg:height="0.873cm" svg:x="4.849cm" svg:y="15.767cm">
          <text:p text:style-name="P1"><text:span text:style-name="T1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.581cm" svg:x1="15.469cm" svg:y1="15.485cm" svg:x2="6.299cm" svg:y2="4.29cm" draw:start-shape="id26" draw:start-glue-point="8" draw:end-shape="id27" draw:end-glue-point="4" svg:d="m15469 15485v1083h-5018v-12780h-4152v502">
          <text:p/>
        </draw:connector>
        <draw:connector draw:style-name="gr3" draw:text-style-name="P1" draw:layer="layout" svg:x1="6.299cm" svg:y1="5.163cm" svg:x2="6.299cm" svg:y2="6.586cm" draw:start-shape="id27" draw:start-glue-point="6" draw:end-shape="id28" draw:end-glue-point="4" svg:d="m6299 5163v1423">
          <text:p/>
        </draw:connector>
        <draw:connector draw:style-name="gr3" draw:text-style-name="P1" draw:layer="layout" svg:x1="6.299cm" svg:y1="7.459cm" svg:x2="6.299cm" svg:y2="8.882cm" draw:start-shape="id28" draw:start-glue-point="6" draw:end-shape="id29" draw:end-glue-point="4" svg:d="m6299 7459v1423">
          <text:p/>
        </draw:connector>
        <draw:connector draw:style-name="gr3" draw:text-style-name="P1" draw:layer="layout" svg:x1="6.299cm" svg:y1="9.755cm" svg:x2="6.299cm" svg:y2="11.178cm" draw:start-shape="id29" draw:start-glue-point="6" draw:end-shape="id30" draw:end-glue-point="4" svg:d="m6299 9755v1423">
          <text:p/>
        </draw:connector>
        <draw:connector draw:style-name="gr3" draw:text-style-name="P1" draw:layer="layout" svg:x1="6.299cm" svg:y1="12.051cm" svg:x2="6.298cm" svg:y2="13.474cm" draw:start-shape="id30" draw:start-glue-point="6" draw:end-shape="id31" draw:end-glue-point="4" svg:d="m6299 12051v711h-1v712">
          <text:p/>
        </draw:connector>
        <draw:connector draw:style-name="gr3" draw:text-style-name="P1" draw:layer="layout" svg:x1="6.298cm" svg:y1="14.347cm" svg:x2="6.299cm" svg:y2="15.767cm" draw:start-shape="id31" draw:start-glue-point="6" draw:end-shape="id32" draw:end-glue-point="4" svg:d="m6298 14347v710h1v710">
          <text:p/>
        </draw:connector>
        <draw:connector draw:style-name="gr3" draw:text-style-name="P1" draw:layer="layout" draw:line-skew="-0.391cm" svg:x1="6.299cm" svg:y1="16.64cm" svg:x2="15.469cm" svg:y2="19.419cm" draw:start-shape="id32" draw:start-glue-point="6" draw:end-shape="id33" draw:end-glue-point="5" svg:d="m6299 16640v999h9170v1780">
          <text:p/>
        </draw:connector>
        <draw:custom-shape draw:style-name="gr1" draw:text-style-name="P2" xml:id="id34" draw:id="id34" draw:layer="layout" svg:width="2.752cm" svg:height="0.873cm" svg:x="22.883cm" svg:y="23.59cm">
          <text:p text:style-name="P1"><text:span text:style-name="T1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5" draw:id="id35" draw:layer="layout" svg:width="2.752cm" svg:height="0.873cm" svg:x="22.883cm" svg:y="25.492cm">
          <text:p text:style-name="P1"><text:span text:style-name="T1">NV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6" draw:id="id36" draw:layer="layout" svg:width="2.752cm" svg:height="0.873cm" svg:x="22.883cm" svg:y="27.394cm">
          <text:p text:style-name="P1"><text:span text:style-name="T1">NVP/AZ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7" draw:id="id37" draw:layer="layout" svg:width="2.752cm" svg:height="0.873cm" svg:x="22.883cm" svg:y="29.295cm">
          <text:p text:style-name="P1"><text:span text:style-name="T1">AZ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8" draw:id="id38" draw:layer="layout" svg:width="2.752cm" svg:height="0.873cm" svg:x="22.883cm" svg:y="31.194cm">
          <text:p text:style-name="P1"><text:span text:style-name="T1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469cm" svg:y1="20.265cm" svg:x2="24.259cm" svg:y2="23.59cm" draw:start-shape="id33" draw:start-glue-point="8" draw:end-shape="id34" draw:end-glue-point="4" svg:d="m15469 20265v1663h8790v1662">
          <text:p/>
        </draw:connector>
        <draw:connector draw:style-name="gr3" draw:text-style-name="P1" draw:layer="layout" svg:x1="24.259cm" svg:y1="24.463cm" svg:x2="24.259cm" svg:y2="25.492cm" draw:start-shape="id34" draw:start-glue-point="6" draw:end-shape="id35" draw:end-glue-point="4" svg:d="m24259 24463v1029">
          <text:p/>
        </draw:connector>
        <draw:connector draw:style-name="gr3" draw:text-style-name="P1" draw:layer="layout" svg:x1="24.259cm" svg:y1="26.365cm" svg:x2="24.259cm" svg:y2="27.394cm" draw:start-shape="id35" draw:start-glue-point="6" draw:end-shape="id36" draw:end-glue-point="4" svg:d="m24259 26365v1029">
          <text:p/>
        </draw:connector>
        <draw:connector draw:style-name="gr3" draw:text-style-name="P1" draw:layer="layout" svg:x1="24.259cm" svg:y1="28.267cm" svg:x2="24.259cm" svg:y2="29.295cm" draw:start-shape="id36" draw:start-glue-point="6" draw:end-shape="id37" draw:end-glue-point="4" svg:d="m24259 28267v1028">
          <text:p/>
        </draw:connector>
        <draw:connector draw:style-name="gr3" draw:text-style-name="P1" draw:layer="layout" svg:x1="24.259cm" svg:y1="30.168cm" svg:x2="24.259cm" svg:y2="31.194cm" draw:start-shape="id37" draw:start-glue-point="6" draw:end-shape="id38" draw:end-glue-point="4" svg:d="m24259 30168v1026">
          <text:p/>
        </draw:connector>
        <draw:custom-shape draw:style-name="gr1" draw:text-style-name="P2" xml:id="id39" draw:id="id39" draw:layer="layout" svg:width="4.63cm" svg:height="0.86cm" svg:x="13.154cm" svg:y="24.2cm">
          <text:p text:style-name="P1"><text:span text:style-name="T1">ARVs being continued</text:span></text:p>
          <draw:enhanced-geometry svg:viewBox="0 0 21600 21600" draw:glue-points="?f6 0 10800 ?f8 ?f11 10800 ?f9 21600 10800 ?f10 ?f5 10800" draw:text-areas="?f3 ?f3 ?f4 ?f4" draw:type="parallelogram" draw:modifiers="2835.845389764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0cm -0.213cm -0.705cm" svg:x1="24.259cm" svg:y1="32.067cm" svg:x2="15.469cm" svg:y2="24.2cm" draw:start-shape="id38" draw:start-glue-point="6" draw:end-shape="id39" draw:end-glue-point="5" svg:d="m24259 32067v501h-4138v-9574h-4652v1206">
          <text:p/>
        </draw:connector>
        <draw:custom-shape draw:style-name="gr1" draw:text-style-name="P2" xml:id="id40" draw:id="id40" draw:layer="layout" svg:width="2.752cm" svg:height="0.873cm" svg:x="4.883cm" svg:y="24.291cm">
          <text:p text:style-name="P1"><text:span text:style-name="T1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1" draw:id="id41" draw:layer="layout" svg:width="2.752cm" svg:height="0.873cm" svg:x="4.883cm" svg:y="26.527cm">
          <text:p text:style-name="P1"><text:span text:style-name="T1">NV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2" draw:id="id42" draw:layer="layout" svg:width="2.752cm" svg:height="0.873cm" svg:x="4.883cm" svg:y="28.762cm">
          <text:p text:style-name="P1"><text:span text:style-name="T1">AZ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3" draw:id="id43" draw:layer="layout" svg:width="2.752cm" svg:height="0.873cm" svg:x="4.883cm" svg:y="30.995cm">
          <text:p text:style-name="P1"><text:span text:style-name="T1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1.148cm" svg:x1="15.469cm" svg:y1="25.06cm" svg:x2="6.259cm" svg:y2="24.291cm" draw:start-shape="id39" draw:start-glue-point="8" draw:end-shape="id40" draw:end-glue-point="4" svg:d="m15469 25060v1650h-5074v-2921h-4136v502">
          <text:p/>
        </draw:connector>
        <draw:connector draw:style-name="gr3" draw:text-style-name="P1" draw:layer="layout" svg:x1="6.259cm" svg:y1="25.164cm" svg:x2="6.259cm" svg:y2="26.527cm" draw:start-shape="id40" draw:start-glue-point="6" draw:end-shape="id41" draw:end-glue-point="4" svg:d="m6259 25164v1363">
          <text:p/>
        </draw:connector>
        <draw:connector draw:style-name="gr3" draw:text-style-name="P1" draw:layer="layout" svg:x1="6.259cm" svg:y1="27.4cm" svg:x2="6.259cm" svg:y2="28.762cm" draw:start-shape="id41" draw:start-glue-point="6" draw:end-shape="id42" draw:end-glue-point="4" svg:d="m6259 27400v1362">
          <text:p/>
        </draw:connector>
        <draw:connector draw:style-name="gr3" draw:text-style-name="P1" draw:layer="layout" svg:x1="6.259cm" svg:y1="29.635cm" svg:x2="6.259cm" svg:y2="30.995cm" draw:start-shape="id42" draw:start-glue-point="6" draw:end-shape="id43" draw:end-glue-point="4" svg:d="m6259 29635v1360">
          <text:p/>
        </draw:connector>
        <draw:custom-shape draw:style-name="gr1" draw:text-style-name="P2" xml:id="id44" draw:id="id44" draw:layer="layout" svg:width="4.683cm" svg:height="0.794cm" svg:x="13.128cm" svg:y="28.994cm">
          <text:p text:style-name="P1"><text:span text:style-name="T1">Number of weeks ARVs tak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cm 0cm -0.838cm" svg:x1="6.259cm" svg:y1="31.868cm" svg:x2="15.469cm" svg:y2="28.994cm" draw:start-shape="id43" draw:start-glue-point="6" draw:end-shape="id44" draw:end-glue-point="0" svg:d="m6259 31868v501h4123v-4714h5087v1339">
          <text:p/>
        </draw:connector>
        <draw:custom-shape draw:style-name="gr1" draw:text-style-name="P2" xml:id="id45" draw:id="id45" draw:layer="layout" svg:width="4.683cm" svg:height="0.794cm" svg:x="13.129cm" svg:y="33.723cm">
          <text:p text:style-name="P1"><text:span text:style-name="T1">Delivery pla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469cm" svg:y1="29.788cm" svg:x2="15.47cm" svg:y2="33.723cm" draw:start-shape="id44" draw:start-glue-point="2" draw:end-shape="id45" draw:end-glue-point="0" svg:d="m15469 29788v1968h1v1967">
          <text:p/>
        </draw:connector>
        <draw:connector draw:style-name="gr3" draw:text-style-name="P1" draw:layer="layout" svg:x1="15.47cm" svg:y1="34.517cm" svg:x2="15.469cm" svg:y2="38.449cm" draw:start-shape="id45" draw:start-glue-point="2" draw:end-shape="id46" svg:d="m15470 34517v1966h-1v1966">
          <text:p/>
        </draw:connector>
      </draw:page>
      <draw:page draw:name="page3" draw:style-name="dp1" draw:master-page-name="Default">
        <draw:frame draw:style-name="gr2" draw:text-style-name="P3" draw:layer="layout" svg:width="10.353cm" svg:height="0.962cm" svg:x="9.67cm" svg:y="1.108cm">
          <draw:text-box>
            <text:p><text:span text:style-name="T2">Early Infant Diagnosis Flowchart</text:span></text:p>
          </draw:text-box>
        </draw:frame>
        <draw:frame draw:style-name="gr2" draw:text-style-name="P5" draw:layer="layout" svg:width="6.844cm" svg:height="0.806cm" svg:x="11.424cm" svg:y="1.924cm">
          <draw:text-box>
            <text:p><text:span text:style-name="T4">2. HIV Status at Enrollment</text:span></text:p>
          </draw:text-box>
        </draw:frame>
        <draw:custom-shape draw:style-name="gr1" draw:text-style-name="P2" xml:id="id47" draw:id="id47" draw:layer="layout" svg:width="3.443cm" svg:height="1.403cm" svg:x="13.549cm" svg:y="4.522cm">
          <text:p text:style-name="P1"><text:span text:style-name="T1">2.1. Given an </text:span></text:p>
          <text:p text:style-name="P1"><text:span text:style-name="T1">Exposed baby</text:span></text:p>
          <text:p text:style-name="P1"><text:span text:style-name="T1">&lt; 24 mon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9" draw:id="id69" draw:layer="layout" svg:width="2.778cm" svg:height="1.111cm" svg:x="13.881cm" svg:y="38.574cm">
          <text:p text:style-name="P1"><text:span text:style-name="T1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5.309cm" svg:y1="3.563cm" svg:x2="15.309cm" svg:y2="4.489cm">
          <text:p/>
        </draw:line>
        <draw:custom-shape draw:style-name="gr1" draw:text-style-name="P2" xml:id="id48" draw:id="id48" draw:layer="layout" svg:width="3.096cm" svg:height="0.714cm" svg:x="13.722cm" svg:y="9.315cm">
          <text:p text:style-name="P1"><text:span text:style-name="T1">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271cm" svg:y1="5.925cm" svg:x2="15.27cm" svg:y2="9.315cm" draw:start-shape="id47" draw:start-glue-point="8" draw:end-shape="id48" draw:end-glue-point="0" svg:d="m15271 5925v1695h-1v1695">
          <text:p/>
        </draw:connector>
        <draw:custom-shape draw:style-name="gr1" draw:text-style-name="P2" xml:id="id49" draw:id="id49" draw:layer="layout" svg:width="3.413cm" svg:height="0.846cm" svg:x="13.564cm" svg:y="13.42cm">
          <text:p text:style-name="P1"><text:span text:style-name="T1">Rapid Test Result</text:span></text:p>
          <draw:enhanced-geometry svg:viewBox="0 0 21600 21600" draw:glue-points="?f6 0 10800 ?f8 ?f11 10800 ?f9 21600 10800 ?f10 ?f5 10800" draw:text-areas="?f3 ?f3 ?f4 ?f4" draw:type="parallelogram" draw:modifiers="2518.101933216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5.27cm" svg:y1="10.029cm" svg:x2="15.271cm" svg:y2="13.42cm" draw:start-shape="id48" draw:start-glue-point="2" draw:end-shape="id49" draw:end-glue-point="5" svg:d="m15270 10029v1696h1v1695">
          <text:p/>
        </draw:connector>
        <draw:custom-shape draw:style-name="gr1" draw:text-style-name="P2" xml:id="id71" draw:id="id71" draw:layer="layout" svg:width="2.461cm" svg:height="1.19cm" svg:x="21.976cm" svg:y="11.134cm">
          <text:p text:style-name="P1"><text:span text:style-name="T1">Not 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1" draw:id="id51" draw:layer="layout" svg:width="2.461cm" svg:height="1.19cm" svg:x="21.978cm" svg:y="13.071cm">
          <text:p text:style-name="P1"><text:span text:style-name="T1">Nega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0" draw:id="id50" draw:layer="layout" svg:width="2.461cm" svg:height="1.19cm" svg:x="21.978cm" svg:y="9.196cm">
          <text:p text:style-name="P1"><text:span text:style-name="T1">Not 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2" draw:id="id52" draw:layer="layout" svg:width="2.461cm" svg:height="1.19cm" svg:x="21.978cm" svg:y="15.009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cm -0.154cm -0.455cm" svg:x1="15.271cm" svg:y1="14.266cm" svg:x2="23.209cm" svg:y2="9.196cm" draw:start-shape="id49" draw:start-glue-point="8" draw:end-shape="id50" draw:end-glue-point="4" svg:d="m15271 14266v502h4052v-6528h3886v956">
          <text:p/>
        </draw:connector>
        <draw:connector draw:style-name="gr3" draw:text-style-name="P1" draw:layer="layout" svg:x1="23.209cm" svg:y1="14.261cm" svg:x2="23.209cm" svg:y2="15.009cm" draw:start-shape="id51" draw:start-glue-point="6" draw:end-shape="id52" draw:end-glue-point="4" svg:d="m23209 14261v748">
          <text:p/>
        </draw:connector>
        <draw:custom-shape draw:style-name="gr1" draw:text-style-name="P2" xml:id="id53" draw:id="id53" draw:layer="layout" svg:width="2.461cm" svg:height="1.19cm" svg:x="21.978cm" svg:y="16.943cm">
          <text:p text:style-name="P1"><text:span text:style-name="T1">Inconclus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3.209cm" svg:y1="16.199cm" svg:x2="23.209cm" svg:y2="16.943cm" draw:start-shape="id52" draw:start-glue-point="6" draw:end-shape="id53" draw:end-glue-point="4" svg:d="m23209 16199v744">
          <text:p/>
        </draw:connector>
        <draw:custom-shape draw:style-name="gr1" draw:text-style-name="P2" xml:id="id54" draw:id="id54" draw:layer="layout" svg:width="3.096cm" svg:height="0.714cm" svg:x="13.722cm" svg:y="17.656cm">
          <text:p text:style-name="P1"><text:span text:style-name="T1">Age at Rapid 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cm -0.198cm -1.094cm" svg:x1="23.209cm" svg:y1="18.133cm" svg:x2="15.27cm" svg:y2="17.656cm" draw:start-shape="id53" draw:start-glue-point="6" draw:end-shape="id54" draw:end-glue-point="0" svg:d="m23209 18133v502h-4009v-2574h-3930v1595">
          <text:p/>
        </draw:connector>
        <draw:custom-shape draw:style-name="gr1" draw:text-style-name="P2" xml:id="id55" draw:id="id55" draw:layer="layout" svg:width="3.413cm" svg:height="0.846cm" svg:x="13.564cm" svg:y="21.761cm">
          <text:p text:style-name="P1"><text:span text:style-name="T1">PCR Test Result</text:span></text:p>
          <draw:enhanced-geometry svg:viewBox="0 0 21600 21600" draw:glue-points="?f6 0 10800 ?f8 ?f11 10800 ?f9 21600 10800 ?f10 ?f5 10800" draw:text-areas="?f3 ?f3 ?f4 ?f4" draw:type="parallelogram" draw:modifiers="2518.101933216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5.27cm" svg:y1="18.37cm" svg:x2="15.271cm" svg:y2="21.761cm" draw:start-shape="id54" draw:start-glue-point="2" draw:end-shape="id55" draw:end-glue-point="5" svg:d="m15270 18370v1696h1v1695">
          <text:p/>
        </draw:connector>
        <draw:custom-shape draw:style-name="gr1" draw:text-style-name="P2" draw:layer="layout" svg:width="2.461cm" svg:height="1.19cm" svg:x="3.708cm" svg:y="17.261cm">
          <text:p text:style-name="P1"><text:span text:style-name="T1">Not 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7" draw:id="id57" draw:layer="layout" svg:width="2.461cm" svg:height="1.19cm" svg:x="3.71cm" svg:y="19.564cm">
          <text:p text:style-name="P1"><text:span text:style-name="T1">Nega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6" draw:id="id56" draw:layer="layout" svg:width="2.461cm" svg:height="1.19cm" svg:x="3.71cm" svg:y="17.261cm">
          <text:p text:style-name="P1"><text:span text:style-name="T1">Not 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8" draw:id="id58" draw:layer="layout" svg:width="2.461cm" svg:height="1.19cm" svg:x="3.71cm" svg:y="21.863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941cm" svg:y1="18.451cm" svg:x2="4.941cm" svg:y2="19.564cm" draw:start-shape="id56" draw:start-glue-point="6" draw:end-shape="id57" draw:end-glue-point="4" svg:d="m4941 18451v1113">
          <text:p/>
        </draw:connector>
        <draw:connector draw:style-name="gr3" draw:text-style-name="P1" draw:layer="layout" svg:x1="4.941cm" svg:y1="20.754cm" svg:x2="4.941cm" svg:y2="21.863cm" draw:start-shape="id57" draw:start-glue-point="6" draw:end-shape="id58" draw:end-glue-point="4" svg:d="m4941 20754v1109">
          <text:p/>
        </draw:connector>
        <draw:connector draw:style-name="gr3" draw:text-style-name="P1" draw:layer="layout" svg:x1="15.271cm" svg:y1="22.607cm" svg:x2="4.941cm" svg:y2="17.261cm" draw:start-shape="id55" draw:start-glue-point="8" draw:end-shape="id56" draw:end-glue-point="4" svg:d="m15271 22607v502h-5404v-6349h-4926v501">
          <text:p/>
        </draw:connector>
        <draw:custom-shape draw:style-name="gr1" draw:text-style-name="P2" xml:id="id59" draw:id="id59" draw:layer="layout" svg:width="3.096cm" svg:height="0.714cm" svg:x="13.722cm" svg:y="25.998cm">
          <text:p text:style-name="P1"><text:span text:style-name="T1">Age at PCR 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555cm" svg:x1="4.941cm" svg:y1="23.053cm" svg:x2="15.27cm" svg:y2="25.998cm" draw:start-shape="id58" draw:start-glue-point="6" draw:end-shape="id59" draw:end-glue-point="0" svg:d="m4941 23053v918h10329v2027">
          <text:p/>
        </draw:connector>
        <draw:custom-shape draw:style-name="gr1" draw:text-style-name="P2" xml:id="id60" draw:id="id60" draw:layer="layout" svg:width="3.413cm" svg:height="0.846cm" svg:x="13.564cm" svg:y="30.103cm">
          <text:p text:style-name="P1"><text:span text:style-name="T1">HIV Infection</text:span></text:p>
          <text:p text:style-name="P1"><text:span text:style-name="T1">Conclusion</text:span></text:p>
          <draw:enhanced-geometry svg:viewBox="0 0 21600 21600" draw:glue-points="?f6 0 10800 ?f8 ?f11 10800 ?f9 21600 10800 ?f10 ?f5 10800" draw:text-areas="?f3 ?f3 ?f4 ?f4" draw:type="parallelogram" draw:modifiers="2518.101933216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5.27cm" svg:y1="26.712cm" svg:x2="15.271cm" svg:y2="30.103cm" draw:start-shape="id59" draw:start-glue-point="2" draw:end-shape="id60" draw:end-glue-point="5" svg:d="m15270 26712v1696h1v1695">
          <text:p/>
        </draw:connector>
        <draw:custom-shape draw:style-name="gr1" draw:text-style-name="P2" xml:id="id61" draw:id="id61" draw:layer="layout" svg:width="2.461cm" svg:height="1.351cm" svg:x="22.033cm" svg:y="24.257cm">
          <text:p text:style-name="P1"><text:span text:style-name="T1">Not</text:span></text:p>
          <text:p text:style-name="P1"><text:span text:style-name="T1">Confirmed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2" draw:id="id62" draw:layer="layout" svg:width="2.461cm" svg:height="1.19cm" svg:x="22.033cm" svg:y="27.382cm">
          <text:p text:style-name="P1"><text:span text:style-name="T1">Confirm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cm -0.188cm -0.498cm" svg:x1="15.271cm" svg:y1="30.949cm" svg:x2="23.264cm" svg:y2="24.257cm" draw:start-shape="id60" draw:start-glue-point="8" draw:end-shape="id61" draw:end-glue-point="4" svg:d="m15271 30949v502h4046v-8194h3947v1000">
          <text:p/>
        </draw:connector>
        <draw:connector draw:style-name="gr3" draw:text-style-name="P1" draw:layer="layout" svg:x1="23.264cm" svg:y1="25.608cm" svg:x2="23.264cm" svg:y2="27.382cm" draw:start-shape="id61" draw:start-glue-point="6" draw:end-shape="id62" draw:end-glue-point="4" svg:d="m23264 25608v1774">
          <text:p/>
        </draw:connector>
        <draw:custom-shape draw:style-name="gr1" draw:text-style-name="P6" xml:id="id63" draw:id="id63" draw:layer="layout" svg:width="1.958cm" svg:height="1.191cm" svg:x="25.708cm" svg:y="27.382cm">
          <text:p text:style-name="P1"><text:span text:style-name="T5">START</text:span></text:p>
          <text:p text:style-name="P1"><text:span text:style-name="T5">AR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svg:x1="24.494cm" svg:y1="27.977cm" svg:x2="25.708cm" svg:y2="27.977cm" draw:start-shape="id62" draw:start-glue-point="7" draw:end-shape="id63" svg:d="m24494 27977h1214">
          <text:p/>
        </draw:connector>
        <draw:custom-shape draw:style-name="gr1" draw:text-style-name="P2" xml:id="id64" draw:id="id64" draw:layer="layout" svg:width="3.413cm" svg:height="0.846cm" svg:x="13.564cm" svg:y="34.339cm">
          <text:p text:style-name="P1"><text:span text:style-name="T1">Mother Status</text:span></text:p>
          <draw:enhanced-geometry svg:viewBox="0 0 21600 21600" draw:glue-points="?f6 0 10800 ?f8 ?f11 10800 ?f9 21600 10800 ?f10 ?f5 10800" draw:text-areas="?f3 ?f3 ?f4 ?f4" draw:type="parallelogram" draw:modifiers="2518.101933216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1.167cm" svg:x1="23.264cm" svg:y1="28.572cm" svg:x2="15.271cm" svg:y2="34.339cm" draw:start-shape="id62" draw:start-glue-point="6" draw:end-shape="id64" draw:end-glue-point="5" svg:d="m23264 28572v4051h-7993v1716">
          <text:p/>
        </draw:connector>
        <draw:connector draw:style-name="gr3" draw:text-style-name="P1" draw:layer="layout" draw:line-skew="1.167cm" svg:x1="26.687cm" svg:y1="28.573cm" svg:x2="15.271cm" svg:y2="34.339cm" draw:start-shape="id63" draw:start-glue-point="6" draw:end-shape="id64" draw:end-glue-point="5" svg:d="m26687 28573v4050h-11416v1716">
          <text:p/>
        </draw:connector>
        <draw:custom-shape draw:style-name="gr1" draw:text-style-name="P2" xml:id="id66" draw:id="id66" draw:layer="layout" svg:width="2.461cm" svg:height="1.19cm" svg:x="5.984cm" svg:y="29.923cm">
          <text:p text:style-name="P1"><text:span text:style-name="T1">Alive</text:span></text:p>
          <text:p text:style-name="P1"><text:span text:style-name="T1">No 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5" draw:id="id65" draw:layer="layout" svg:width="2.461cm" svg:height="1.19cm" svg:x="5.984cm" svg:y="27.593cm">
          <text:p text:style-name="P1"><text:span text:style-name="T1">Alive</text:span></text:p>
          <text:p text:style-name="P1"><text:span text:style-name="T1">On 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7" draw:id="id67" draw:layer="layout" svg:width="2.461cm" svg:height="1.19cm" svg:x="5.984cm" svg:y="32.253cm">
          <text:p text:style-name="P1"><text:span text:style-name="T1">D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8" draw:id="id68" draw:layer="layout" svg:width="2.461cm" svg:height="1.19cm" svg:x="5.984cm" svg:y="34.58cm">
          <text:p text:style-name="P1"><text:span text:style-name="T1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cm 0cm -0.713cm" svg:x1="15.271cm" svg:y1="35.185cm" svg:x2="7.215cm" svg:y2="27.593cm" draw:start-shape="id64" draw:start-glue-point="8" draw:end-shape="id65" draw:end-glue-point="4" svg:d="m15271 35185v502h-4267v-9308h-3789v1214">
          <text:p/>
        </draw:connector>
        <draw:connector draw:style-name="gr3" draw:text-style-name="P1" draw:layer="layout" svg:x1="7.215cm" svg:y1="28.783cm" svg:x2="7.215cm" svg:y2="29.923cm" draw:start-shape="id65" draw:start-glue-point="6" draw:end-shape="id66" draw:end-glue-point="4" svg:d="m7215 28783v1140">
          <text:p/>
        </draw:connector>
        <draw:connector draw:style-name="gr3" draw:text-style-name="P1" draw:layer="layout" svg:x1="7.215cm" svg:y1="31.113cm" svg:x2="7.215cm" svg:y2="32.253cm" draw:start-shape="id66" draw:start-glue-point="6" draw:end-shape="id67" draw:end-glue-point="4" svg:d="m7215 31113v1140">
          <text:p/>
        </draw:connector>
        <draw:connector draw:style-name="gr3" draw:text-style-name="P1" draw:layer="layout" svg:x1="7.215cm" svg:y1="33.443cm" svg:x2="7.215cm" svg:y2="34.58cm" draw:start-shape="id67" draw:start-glue-point="6" draw:end-shape="id68" draw:end-glue-point="4" svg:d="m7215 33443v1137">
          <text:p/>
        </draw:connector>
        <draw:connector draw:style-name="gr3" draw:text-style-name="P1" draw:layer="layout" svg:x1="7.215cm" svg:y1="35.77cm" svg:x2="15.27cm" svg:y2="38.574cm" draw:start-shape="id68" draw:start-glue-point="6" draw:end-shape="id69" draw:end-glue-point="4" svg:d="m7215 35770v1402h8055v1402">
          <text:p/>
        </draw:connector>
        <draw:custom-shape draw:style-name="gr1" draw:text-style-name="P2" xml:id="id70" draw:id="id70" draw:layer="layout" svg:width="2.226cm" svg:height="0.714cm" svg:x="2.35cm" svg:y="27.831cm">
          <text:p text:style-name="P1"><text:span text:style-name="T1">ART Numb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984cm" svg:y1="28.188cm" svg:x2="4.576cm" svg:y2="28.188cm" draw:start-shape="id65" draw:start-glue-point="5" draw:end-shape="id70" draw:end-glue-point="1" svg:d="m5984 28188h-1408">
          <text:p/>
        </draw:connector>
        <draw:connector draw:style-name="gr3" draw:text-style-name="P1" draw:layer="layout" draw:line-skew="3.615cm" svg:x1="3.463cm" svg:y1="28.545cm" svg:x2="15.27cm" svg:y2="38.574cm" draw:start-shape="id70" draw:start-glue-point="2" draw:end-shape="id69" draw:end-glue-point="4" svg:d="m3463 28545v8629h11807v1400">
          <text:p/>
        </draw:connector>
        <draw:connector draw:style-name="gr3" draw:text-style-name="P1" draw:layer="layout" svg:x1="23.209cm" svg:y1="10.386cm" svg:x2="23.207cm" svg:y2="11.134cm" draw:start-shape="id50" draw:start-glue-point="6" draw:end-shape="id71" draw:end-glue-point="4" svg:d="m23209 10386v375h-2v373">
          <text:p/>
        </draw:connector>
        <draw:connector draw:style-name="gr3" draw:text-style-name="P1" draw:layer="layout" svg:x1="23.207cm" svg:y1="12.324cm" svg:x2="23.209cm" svg:y2="13.071cm" draw:start-shape="id71" draw:start-glue-point="6" draw:end-shape="id51" draw:end-glue-point="4" svg:d="m23207 12324v374h2v373">
          <text:p/>
        </draw:connector>
        <draw:frame draw:style-name="gr2" draw:text-style-name="P4" draw:layer="layout" svg:width="0.951cm" svg:height="0.645cm" svg:x="23.327cm" svg:y="28.521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24.128cm" svg:y="27.322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5.028cm" svg:y="27.523cm">
          <draw:text-box>
            <text:p><text:span text:style-name="T3">Yes</text:span></text:p>
          </draw:text-box>
        </draw:frame>
      </draw:page>
      <draw:page draw:name="page4" draw:style-name="dp1" draw:master-page-name="Default">
        <draw:frame draw:style-name="gr2" draw:text-style-name="P3" draw:layer="layout" svg:width="10.353cm" svg:height="0.962cm" svg:x="9.67cm" svg:y="1.109cm">
          <draw:text-box>
            <text:p><text:span text:style-name="T2">Early Infant Diagnosis Flowchart</text:span></text:p>
          </draw:text-box>
        </draw:frame>
        <draw:frame draw:style-name="gr2" draw:text-style-name="P5" draw:layer="layout" svg:width="6.78cm" svg:height="0.806cm" svg:x="11.456cm" svg:y="1.925cm">
          <draw:text-box>
            <text:p><text:span text:style-name="T4">3. Rapid Anti-Body Testing</text:span></text:p>
          </draw:text-box>
        </draw:frame>
        <draw:custom-shape draw:style-name="gr1" draw:text-style-name="P2" xml:id="id72" draw:id="id72" draw:layer="layout" svg:width="3.443cm" svg:height="1.403cm" svg:x="12.126cm" svg:y="5.288cm">
          <text:p text:style-name="P1"><text:span text:style-name="T1">3.1. Given an </text:span></text:p>
          <text:p text:style-name="P1"><text:span text:style-name="T1">Exposed baby</text:span></text:p>
          <text:p text:style-name="P1"><text:span text:style-name="T1">&lt; 24 mon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7" draw:id="id97" draw:layer="layout" svg:width="2.778cm" svg:height="1.111cm" svg:x="12.458cm" svg:y="37.339cm">
          <text:p text:style-name="P1"><text:span text:style-name="T1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3.847cm" svg:y1="4.313cm" svg:x2="13.847cm" svg:y2="5.239cm">
          <text:p/>
        </draw:line>
        <draw:custom-shape draw:style-name="gr1" draw:text-style-name="P2" xml:id="id73" draw:id="id73" draw:layer="layout" svg:width="2.566cm" svg:height="1.455cm" svg:x="12.564cm" svg:y="9.036cm">
          <text:p text:style-name="P1"><text:span text:style-name="T1">Enrollin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848cm" svg:y1="6.691cm" svg:x2="13.847cm" svg:y2="9.036cm" draw:start-shape="id72" draw:start-glue-point="8" draw:end-shape="id73" draw:end-glue-point="4" svg:d="m13848 6691v1172h-1v1173">
          <text:p/>
        </draw:connector>
        <draw:custom-shape draw:style-name="gr1" draw:text-style-name="P2" xml:id="id74" draw:id="id74" draw:layer="layout" svg:width="3.056cm" svg:height="0.741cm" svg:x="18.021cm" svg:y="4.696cm">
          <text:p text:style-name="P1"><text:span text:style-name="T1">Sample Da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172cm" svg:x1="15.13cm" svg:y1="9.763cm" svg:x2="19.549cm" svg:y2="4.696cm" draw:start-shape="id73" draw:start-glue-point="7" draw:end-shape="id74" draw:end-glue-point="0" svg:d="m15130 9763h1618v-5569h2801v502">
          <text:p/>
        </draw:connector>
        <draw:custom-shape draw:style-name="gr1" draw:text-style-name="P2" xml:id="id77" draw:id="id77" draw:layer="layout" svg:width="3.056cm" svg:height="0.741cm" svg:x="18.021cm" svg:y="6.317cm">
          <text:p text:style-name="P1"><text:span text:style-name="T1">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5" draw:id="id75" draw:layer="layout" svg:width="3.07cm" svg:height="0.741cm" svg:x="18.014cm" svg:y="7.937cm">
          <text:p text:style-name="P1"><text:span text:style-name="T1">HTC Serial Nu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3.44cm" svg:height="0.767cm" svg:x="17.829cm" svg:y="9.555cm">
          <text:p text:style-name="P1"><text:span text:style-name="T1">Test Result</text:span></text:p>
          <draw:enhanced-geometry svg:viewBox="0 0 21600 21600" draw:glue-points="?f6 0 10800 ?f8 ?f11 10800 ?f9 21600 10800 ?f10 ?f5 10800" draw:text-areas="?f3 ?f3 ?f4 ?f4" draw:type="parallelogram" draw:modifiers="2987.968613775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9.549cm" svg:y1="8.678cm" svg:x2="19.549cm" svg:y2="9.555cm" draw:start-shape="id75" draw:start-glue-point="2" draw:end-shape="id76" draw:end-glue-point="5" svg:d="m19549 8678v877">
          <text:p/>
        </draw:connector>
        <draw:connector draw:style-name="gr3" draw:text-style-name="P1" draw:layer="layout" svg:x1="19.549cm" svg:y1="5.437cm" svg:x2="19.549cm" svg:y2="6.317cm" draw:start-shape="id74" draw:start-glue-point="2" draw:end-shape="id77" draw:end-glue-point="0" svg:d="m19549 5437v880">
          <text:p/>
        </draw:connector>
        <draw:connector draw:style-name="gr3" draw:text-style-name="P1" draw:layer="layout" svg:x1="19.549cm" svg:y1="7.058cm" svg:x2="19.549cm" svg:y2="7.937cm" draw:start-shape="id77" draw:start-glue-point="2" draw:end-shape="id75" draw:end-glue-point="0" svg:d="m19549 7058v879">
          <text:p/>
        </draw:connector>
        <draw:custom-shape draw:style-name="gr1" draw:text-style-name="P2" xml:id="id78" draw:id="id78" draw:layer="layout" svg:width="2.434cm" svg:height="1.111cm" svg:x="24.745cm" svg:y="8.084cm">
          <text:p text:style-name="P1"><text:span text:style-name="T1">Nega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9" draw:id="id79" draw:layer="layout" svg:width="2.434cm" svg:height="1.111cm" svg:x="24.745cm" svg:y="10.343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0" draw:id="id80" draw:layer="layout" svg:width="2.434cm" svg:height="1.111cm" svg:x="24.745cm" svg:y="12.598cm">
          <text:p text:style-name="P1"><text:span text:style-name="T1">Inconclus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.302cm 0.237cm" svg:x1="19.549cm" svg:y1="10.322cm" svg:x2="25.962cm" svg:y2="8.084cm" draw:start-shape="id76" draw:start-glue-point="8" draw:end-shape="id78" draw:end-glue-point="4" svg:d="m19549 10322v803h3696v-3543h2717v502">
          <text:p/>
        </draw:connector>
        <draw:connector draw:style-name="gr3" draw:text-style-name="P1" draw:layer="layout" svg:x1="25.962cm" svg:y1="9.195cm" svg:x2="25.962cm" svg:y2="10.343cm" draw:start-shape="id78" draw:start-glue-point="6" draw:end-shape="id79" draw:end-glue-point="4" svg:d="m25962 9195v1148">
          <text:p/>
        </draw:connector>
        <draw:connector draw:style-name="gr3" draw:text-style-name="P1" draw:layer="layout" svg:x1="25.962cm" svg:y1="11.454cm" svg:x2="25.962cm" svg:y2="12.598cm" draw:start-shape="id79" draw:start-glue-point="6" draw:end-shape="id80" draw:end-glue-point="4" svg:d="m25962 11454v1144">
          <text:p/>
        </draw:connector>
        <draw:custom-shape draw:style-name="gr1" draw:text-style-name="P2" xml:id="id81" draw:id="id81" draw:layer="layout" svg:width="2.566cm" svg:height="1.826cm" svg:x="12.564cm" svg:y="13.437cm">
          <text:p text:style-name="P1"><text:span text:style-name="T1">Baby</text:span></text:p>
          <text:p text:style-name="P1"><text:span text:style-name="T1">&gt; 12mths</text:span></text:p>
          <text:p text:style-name="P1"><text:span text:style-name="T1">&lt; 24mth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0.028cm 3.364cm -0.977cm" svg:x1="25.962cm" svg:y1="13.709cm" svg:x2="13.847cm" svg:y2="13.437cm" draw:start-shape="id80" draw:start-glue-point="6" draw:end-shape="id81" draw:end-glue-point="4" svg:d="m25962 13709v473h-2660v-2223h-9455v1478">
          <text:p/>
        </draw:connector>
        <draw:custom-shape draw:style-name="gr1" draw:text-style-name="P2" xml:id="id84" draw:id="id84" draw:layer="layout" svg:width="3.056cm" svg:height="0.741cm" svg:x="6.621cm" svg:y="12.196cm">
          <text:p text:style-name="P1"><text:span text:style-name="T1">Sample 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5" draw:id="id85" draw:layer="layout" svg:width="3.056cm" svg:height="0.741cm" svg:x="6.621cm" svg:y="13.883cm">
          <text:p text:style-name="P1"><text:span text:style-name="T1">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" draw:id="id82" draw:layer="layout" svg:width="3.07cm" svg:height="0.741cm" svg:x="6.614cm" svg:y="15.571cm">
          <text:p text:style-name="P1"><text:span text:style-name="T1">HTC Serial Num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3.44cm" svg:height="0.767cm" svg:x="6.429cm" svg:y="17.255cm">
          <text:p text:style-name="P1"><text:span text:style-name="T1">Test Result</text:span></text:p>
          <draw:enhanced-geometry svg:viewBox="0 0 21600 21600" draw:glue-points="?f6 0 10800 ?f8 ?f11 10800 ?f9 21600 10800 ?f10 ?f5 10800" draw:text-areas="?f3 ?f3 ?f4 ?f4" draw:type="parallelogram" draw:modifiers="2987.968613775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149cm" svg:y1="16.312cm" svg:x2="8.149cm" svg:y2="17.255cm" draw:start-shape="id82" draw:start-glue-point="2" draw:end-shape="id83" draw:end-glue-point="5" svg:d="m8149 16312v943">
          <text:p/>
        </draw:connector>
        <draw:connector draw:style-name="gr3" draw:text-style-name="P1" draw:layer="layout" svg:x1="8.149cm" svg:y1="12.937cm" svg:x2="8.149cm" svg:y2="13.883cm" draw:start-shape="id84" draw:start-glue-point="2" draw:end-shape="id85" draw:end-glue-point="0" svg:d="m8149 12937v946">
          <text:p/>
        </draw:connector>
        <draw:connector draw:style-name="gr3" draw:text-style-name="P1" draw:layer="layout" svg:x1="8.149cm" svg:y1="14.624cm" svg:x2="8.149cm" svg:y2="15.571cm" draw:start-shape="id85" draw:start-glue-point="2" draw:end-shape="id82" draw:end-glue-point="0" svg:d="m8149 14624v947">
          <text:p/>
        </draw:connector>
        <draw:connector draw:style-name="gr3" draw:text-style-name="P1" draw:layer="layout" svg:x1="12.564cm" svg:y1="14.35cm" svg:x2="8.149cm" svg:y2="12.196cm" draw:start-shape="id81" draw:start-glue-point="5" draw:end-shape="id84" draw:end-glue-point="0" svg:d="m12564 14350h-1443v-2656h-2972v502">
          <text:p/>
        </draw:connector>
        <draw:custom-shape draw:style-name="gr1" draw:text-style-name="P2" xml:id="id86" draw:id="id86" draw:layer="layout" svg:width="2.434cm" svg:height="1.111cm" svg:x="2.185cm" svg:y="16.522cm">
          <text:p text:style-name="P1"><text:span text:style-name="T1">Nega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7" draw:id="id87" draw:layer="layout" svg:width="2.434cm" svg:height="1.111cm" svg:x="2.185cm" svg:y="18.562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8" draw:id="id88" draw:layer="layout" svg:width="2.434cm" svg:height="1.111cm" svg:x="2.185cm" svg:y="20.598cm">
          <text:p text:style-name="P1"><text:span text:style-name="T1">Inconclus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.402cm" svg:y1="17.633cm" svg:x2="3.402cm" svg:y2="18.562cm" draw:start-shape="id86" draw:start-glue-point="6" draw:end-shape="id87" draw:end-glue-point="4" svg:d="m3402 17633v929">
          <text:p/>
        </draw:connector>
        <draw:connector draw:style-name="gr3" draw:text-style-name="P1" draw:layer="layout" svg:x1="3.402cm" svg:y1="19.673cm" svg:x2="3.402cm" svg:y2="20.598cm" draw:start-shape="id87" draw:start-glue-point="6" draw:end-shape="id88" draw:end-glue-point="4" svg:d="m3402 19673v925">
          <text:p/>
        </draw:connector>
        <draw:connector draw:style-name="gr3" draw:text-style-name="P1" draw:layer="layout" draw:line-skew="0cm 0.131cm -0.39cm" svg:x1="8.149cm" svg:y1="18.022cm" svg:x2="3.402cm" svg:y2="16.522cm" draw:start-shape="id83" draw:start-glue-point="8" draw:end-shape="id86" draw:end-glue-point="4" svg:d="m8149 18022v501h-2493v-2893h-2254v892">
          <text:p/>
        </draw:connector>
        <draw:custom-shape draw:style-name="gr1" draw:text-style-name="P2" xml:id="id89" draw:id="id89" draw:layer="layout" svg:width="2.566cm" svg:height="1.608cm" svg:x="12.564cm" svg:y="20.537cm">
          <text:p text:style-name="P1"><text:span text:style-name="T1">Baby</text:span></text:p>
          <text:p text:style-name="P1"><text:span text:style-name="T1">&gt; 24</text:span></text:p>
          <text:p text:style-name="P1"><text:span text:style-name="T1">month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cm -2.93cm -0.907cm" svg:x1="3.402cm" svg:y1="21.709cm" svg:x2="13.847cm" svg:y2="20.537cm" draw:start-shape="id88" draw:start-glue-point="6" draw:end-shape="id89" draw:end-glue-point="4" svg:d="m3402 21709v501h2260v-3081h8185v1408">
          <text:p/>
        </draw:connector>
        <draw:custom-shape draw:style-name="gr1" draw:text-style-name="P2" xml:id="id92" draw:id="id92" draw:layer="layout" svg:width="3.056cm" svg:height="0.741cm" svg:x="17.819cm" svg:y="22.707cm">
          <text:p text:style-name="P1"><text:span text:style-name="T1">Sample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" draw:id="id93" draw:layer="layout" svg:width="3.056cm" svg:height="0.741cm" svg:x="17.819cm" svg:y="24.277cm">
          <text:p text:style-name="P1"><text:span text:style-name="T1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0" draw:id="id90" draw:layer="layout" svg:width="3.07cm" svg:height="0.741cm" svg:x="17.812cm" svg:y="25.846cm">
          <text:p text:style-name="P1"><text:span text:style-name="T1">HTC Serial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1" draw:id="id91" draw:layer="layout" svg:width="3.44cm" svg:height="0.767cm" svg:x="17.627cm" svg:y="27.416cm">
          <text:p text:style-name="P1"><text:span text:style-name="T1">Test Resul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987.968613775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9.347cm" svg:y1="26.587cm" svg:x2="19.347cm" svg:y2="27.416cm" draw:start-shape="id90" draw:start-glue-point="2" draw:end-shape="id91" draw:end-glue-point="5" svg:d="m19347 26587v829">
          <text:p/>
        </draw:connector>
        <draw:connector draw:style-name="gr3" draw:text-style-name="P1" draw:layer="layout" svg:x1="19.347cm" svg:y1="23.448cm" svg:x2="19.347cm" svg:y2="24.277cm" draw:start-shape="id92" draw:start-glue-point="2" draw:end-shape="id93" draw:end-glue-point="0" svg:d="m19347 23448v829">
          <text:p/>
        </draw:connector>
        <draw:connector draw:style-name="gr3" draw:text-style-name="P1" draw:layer="layout" svg:x1="19.347cm" svg:y1="25.018cm" svg:x2="19.347cm" svg:y2="25.846cm" draw:start-shape="id93" draw:start-glue-point="2" draw:end-shape="id90" draw:end-glue-point="0" svg:d="m19347 25018v828">
          <text:p/>
        </draw:connector>
        <draw:connector draw:style-name="gr3" draw:text-style-name="P1" draw:layer="layout" svg:x1="15.13cm" svg:y1="21.341cm" svg:x2="19.347cm" svg:y2="22.707cm" draw:start-shape="id89" draw:start-glue-point="7" draw:end-shape="id92" draw:end-glue-point="0" svg:d="m15130 21341h4217v1366">
          <text:p/>
        </draw:connector>
        <draw:custom-shape draw:style-name="gr1" draw:text-style-name="P2" xml:id="id94" draw:id="id94" draw:layer="layout" svg:width="2.434cm" svg:height="1.111cm" svg:x="24.322cm" svg:y="24.859cm">
          <text:p text:style-name="P1"><text:span text:style-name="T1">Negativ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5" draw:id="id95" draw:layer="layout" svg:width="2.434cm" svg:height="1.111cm" svg:x="24.322cm" svg:y="26.798cm">
          <text:p text:style-name="P1"><text:span text:style-name="T1">Positiv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6" draw:id="id96" draw:layer="layout" svg:width="2.434cm" svg:height="1.111cm" svg:x="24.322cm" svg:y="28.735cm">
          <text:p text:style-name="P1"><text:span text:style-name="T1">Inconclusiv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5.539cm" svg:y1="25.97cm" svg:x2="25.539cm" svg:y2="26.798cm" draw:start-shape="id94" draw:start-glue-point="6" draw:end-shape="id95" draw:end-glue-point="4" svg:d="m25539 25970v828">
          <text:p/>
        </draw:connector>
        <draw:connector draw:style-name="gr3" draw:text-style-name="P1" draw:layer="layout" svg:x1="25.539cm" svg:y1="27.909cm" svg:x2="25.539cm" svg:y2="28.735cm" draw:start-shape="id95" draw:start-glue-point="6" draw:end-shape="id96" draw:end-glue-point="4" svg:d="m25539 27909v826">
          <text:p/>
        </draw:connector>
        <draw:connector draw:style-name="gr3" draw:text-style-name="P1" draw:layer="layout" draw:line-skew="0.526cm 0cm -0.491cm" svg:x1="19.347cm" svg:y1="28.183cm" svg:x2="25.539cm" svg:y2="24.859cm" draw:start-shape="id91" draw:start-glue-point="8" draw:end-shape="id94" draw:end-glue-point="4" svg:d="m19347 28183v1027h3348v-5344h2844v993">
          <text:p/>
        </draw:connector>
        <draw:connector draw:style-name="gr3" draw:text-style-name="P1" draw:layer="layout" draw:line-skew="-3.006cm" svg:x1="25.539cm" svg:y1="29.846cm" svg:x2="13.847cm" svg:y2="37.339cm" draw:start-shape="id96" draw:start-glue-point="6" draw:end-shape="id97" draw:end-glue-point="4" svg:d="m25539 29846v740h-11692v6753">
          <text:p/>
        </draw:connector>
        <draw:connector draw:style-name="gr3" draw:text-style-name="P1" draw:layer="layout" svg:x1="13.847cm" svg:y1="15.263cm" svg:x2="13.847cm" svg:y2="20.537cm" draw:start-shape="id81" draw:start-glue-point="6" draw:end-shape="id89" draw:end-glue-point="4" svg:d="m13847 15263v5274">
          <text:p/>
        </draw:connector>
        <draw:connector draw:style-name="gr3" draw:text-style-name="P1" draw:layer="layout" svg:x1="13.847cm" svg:y1="10.491cm" svg:x2="13.847cm" svg:y2="13.437cm" draw:start-shape="id73" draw:start-glue-point="6" draw:end-shape="id81" draw:end-glue-point="4" svg:d="m13847 10491v2946">
          <text:p/>
        </draw:connector>
        <draw:connector draw:style-name="gr3" draw:text-style-name="P1" draw:layer="layout" svg:x1="13.847cm" svg:y1="22.145cm" svg:x2="13.847cm" svg:y2="37.339cm" draw:start-shape="id89" draw:start-glue-point="6" draw:end-shape="id97" draw:end-glue-point="4" svg:d="m13847 22145v15194">
          <text:p/>
        </draw:connector>
        <draw:frame draw:style-name="gr2" draw:text-style-name="P4" draw:layer="layout" svg:width="1.074cm" svg:height="0.645cm" svg:x="14.925cm" svg:y="9.117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3.825cm" svg:y="10.418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11.725cm" svg:y="13.718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3.825cm" svg:y="15.219cm">
          <draw:text-box>
            <text:p><text:span text:style-name="T3">No</text:span></text:p>
          </draw:text-box>
        </draw:frame>
        <draw:frame draw:style-name="gr2" draw:text-style-name="P4" draw:layer="layout" svg:width="0.951cm" svg:height="0.645cm" svg:x="13.826cm" svg:y="22.22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14.927cm" svg:y="20.621cm">
          <draw:text-box>
            <text:p><text:span text:style-name="T3">Yes</text:span></text:p>
          </draw:text-box>
        </draw:frame>
      </draw:page>
      <draw:page draw:name="page5" draw:style-name="dp1" draw:master-page-name="Default">
        <draw:frame draw:style-name="gr2" draw:text-style-name="P3" draw:layer="layout" svg:width="10.353cm" svg:height="0.962cm" svg:x="9.67cm" svg:y="1.11cm">
          <draw:text-box>
            <text:p><text:span text:style-name="T2">Early Infant Diagnosis Flowchart</text:span></text:p>
          </draw:text-box>
        </draw:frame>
        <draw:frame draw:style-name="gr2" draw:text-style-name="P5" draw:layer="layout" svg:width="3.965cm" svg:height="0.806cm" svg:x="12.864cm" svg:y="1.926cm">
          <draw:text-box>
            <text:p><text:span text:style-name="T4">4. PCR Testing</text:span></text:p>
          </draw:text-box>
        </draw:frame>
        <draw:custom-shape draw:style-name="gr1" draw:text-style-name="P2" xml:id="id98" draw:id="id98" draw:layer="layout" svg:width="3.443cm" svg:height="1.403cm" svg:x="12.674cm" svg:y="4.773cm">
          <text:p text:style-name="P1"><text:span text:style-name="T1">4.1. Given an </text:span></text:p>
          <text:p text:style-name="P1"><text:span text:style-name="T1">Exposed baby</text:span></text:p>
          <text:p text:style-name="P1"><text:span text:style-name="T1">&lt; 24 mon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0" draw:id="id110" draw:layer="layout" svg:width="2.778cm" svg:height="1.111cm" svg:x="13.006cm" svg:y="37.404cm">
          <text:p text:style-name="P1"><text:span text:style-name="T1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4.395cm" svg:y1="3.798cm" svg:x2="14.395cm" svg:y2="4.724cm">
          <text:p/>
        </draw:line>
        <draw:custom-shape draw:style-name="gr1" draw:text-style-name="P2" xml:id="id99" draw:id="id99" draw:layer="layout" svg:width="2.566cm" svg:height="1.455cm" svg:x="13.112cm" svg:y="8.321cm">
          <text:p text:style-name="P1"><text:span text:style-name="T1">Enrollin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396cm" svg:y1="6.176cm" svg:x2="14.395cm" svg:y2="8.321cm" draw:start-shape="id98" draw:start-glue-point="8" draw:end-shape="id99" draw:end-glue-point="4" svg:d="m14396 6176v1072h-1v1073">
          <text:p/>
        </draw:connector>
        <draw:custom-shape draw:style-name="gr1" draw:text-style-name="P2" xml:id="id100" draw:id="id100" draw:layer="layout" svg:width="3.056cm" svg:height="0.741cm" svg:x="19.169cm" svg:y="5.781cm">
          <text:p text:style-name="P1"><text:span text:style-name="T1">Sample Da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172cm -0.49cm" svg:x1="15.678cm" svg:y1="9.048cm" svg:x2="20.697cm" svg:y2="5.781cm" draw:start-shape="id99" draw:start-glue-point="7" draw:end-shape="id100" draw:end-glue-point="0" svg:d="m15678 9048h1918v-4259h3101v992">
          <text:p/>
        </draw:connector>
        <draw:custom-shape draw:style-name="gr1" draw:text-style-name="P2" xml:id="id101" draw:id="id101" draw:layer="layout" svg:width="3.056cm" svg:height="0.741cm" svg:x="19.169cm" svg:y="7.322cm">
          <text:p text:style-name="P1"><text:span text:style-name="T1">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2" draw:id="id102" draw:layer="layout" svg:width="3.07cm" svg:height="0.741cm" svg:x="19.162cm" svg:y="8.862cm">
          <text:p text:style-name="P1"><text:span text:style-name="T1">Sample 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3" draw:id="id103" draw:layer="layout" svg:width="3.44cm" svg:height="0.767cm" svg:x="18.977cm" svg:y="11.94cm">
          <text:p text:style-name="P1"><text:span text:style-name="T1">Test Result</text:span></text:p>
          <draw:enhanced-geometry svg:viewBox="0 0 21600 21600" draw:glue-points="?f6 0 10800 ?f8 ?f11 10800 ?f9 21600 10800 ?f10 ?f5 10800" draw:text-areas="?f3 ?f3 ?f4 ?f4" draw:type="parallelogram" draw:modifiers="2987.968613775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20.697cm" svg:y1="6.522cm" svg:x2="20.697cm" svg:y2="7.322cm" draw:start-shape="id100" draw:start-glue-point="2" draw:end-shape="id101" draw:end-glue-point="0" svg:d="m20697 6522v800">
          <text:p/>
        </draw:connector>
        <draw:connector draw:style-name="gr3" draw:text-style-name="P1" draw:layer="layout" svg:x1="20.697cm" svg:y1="8.063cm" svg:x2="20.697cm" svg:y2="8.862cm" draw:start-shape="id101" draw:start-glue-point="2" draw:end-shape="id102" draw:end-glue-point="0" svg:d="m20697 8063v799">
          <text:p/>
        </draw:connector>
        <draw:custom-shape draw:style-name="gr1" draw:text-style-name="P2" xml:id="id104" draw:id="id104" draw:layer="layout" svg:width="2.434cm" svg:height="1.111cm" svg:x="24.602cm" svg:y="9.637cm">
          <text:p text:style-name="P1"><text:span text:style-name="T1">Nega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5" draw:id="id105" draw:layer="layout" svg:width="2.434cm" svg:height="1.111cm" svg:x="24.602cm" svg:y="11.927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0.243cm 0.038cm -0.422cm" svg:x1="20.697cm" svg:y1="12.707cm" svg:x2="25.819cm" svg:y2="9.637cm" draw:start-shape="id103" draw:start-glue-point="8" draw:end-shape="id104" draw:end-glue-point="4" svg:d="m20697 12707v258h2851v-4252h2271v924">
          <text:p/>
        </draw:connector>
        <draw:connector draw:style-name="gr3" draw:text-style-name="P1" draw:layer="layout" svg:x1="25.819cm" svg:y1="10.748cm" svg:x2="25.819cm" svg:y2="11.927cm" draw:start-shape="id104" draw:start-glue-point="6" draw:end-shape="id105" draw:end-glue-point="4" svg:d="m25819 10748v1179">
          <text:p/>
        </draw:connector>
        <draw:custom-shape draw:style-name="gr1" draw:text-style-name="P2" xml:id="id108" draw:id="id108" draw:layer="layout" svg:width="2.566cm" svg:height="1.826cm" svg:x="13.112cm" svg:y="12.422cm">
          <text:p text:style-name="P1"><text:span text:style-name="T1">Baby</text:span></text:p>
          <text:p text:style-name="P1"><text:span text:style-name="T1">&gt; 12mths</text:span></text:p>
          <text:p text:style-name="P1"><text:span text:style-name="T1">&lt; 24mth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6" draw:id="id106" draw:layer="layout" svg:width="2.434cm" svg:height="1.111cm" svg:x="2.602cm" svg:y="10.838cm">
          <text:p text:style-name="P1"><text:span text:style-name="T1">Nega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7" draw:id="id107" draw:layer="layout" svg:width="2.434cm" svg:height="1.111cm" svg:x="2.602cm" svg:y="13.128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.819cm" svg:y1="11.949cm" svg:x2="3.819cm" svg:y2="13.128cm" draw:start-shape="id106" draw:start-glue-point="6" draw:end-shape="id107" draw:end-glue-point="4" svg:d="m3819 11949v1179">
          <text:p/>
        </draw:connector>
        <draw:custom-shape draw:style-name="gr1" draw:text-style-name="P2" xml:id="id109" draw:id="id109" draw:layer="layout" svg:width="2.566cm" svg:height="1.608cm" svg:x="13.112cm" svg:y="19.722cm">
          <text:p text:style-name="P1"><text:span text:style-name="T1">Baby</text:span></text:p>
          <text:p text:style-name="P1"><text:span text:style-name="T1">&gt; 24</text:span></text:p>
          <text:p text:style-name="P1"><text:span text:style-name="T1">month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395cm" svg:y1="14.248cm" svg:x2="14.395cm" svg:y2="19.722cm" draw:start-shape="id108" draw:start-glue-point="6" draw:end-shape="id109" draw:end-glue-point="4" svg:d="m14395 14248v5474">
          <text:p/>
        </draw:connector>
        <draw:connector draw:style-name="gr3" draw:text-style-name="P1" draw:layer="layout" svg:x1="14.395cm" svg:y1="9.776cm" svg:x2="14.395cm" svg:y2="12.422cm" draw:start-shape="id99" draw:start-glue-point="6" draw:end-shape="id108" draw:end-glue-point="4" svg:d="m14395 9776v2646">
          <text:p/>
        </draw:connector>
        <draw:connector draw:style-name="gr3" draw:text-style-name="P1" draw:layer="layout" svg:x1="14.395cm" svg:y1="21.33cm" svg:x2="14.395cm" svg:y2="37.404cm" draw:start-shape="id109" draw:start-glue-point="6" draw:end-shape="id110" draw:end-glue-point="4" svg:d="m14395 21330v16074">
          <text:p/>
        </draw:connector>
        <draw:custom-shape draw:style-name="gr1" draw:text-style-name="P2" xml:id="id111" draw:id="id111" draw:layer="layout" svg:width="3.07cm" svg:height="0.741cm" svg:x="19.162cm" svg:y="10.403cm">
          <text:p text:style-name="P1"><text:span text:style-name="T1">Date Results </text:span></text:p>
          <text:p text:style-name="P1"><text:span text:style-name="T1">Receiv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697cm" svg:y1="9.603cm" svg:x2="20.697cm" svg:y2="10.403cm" draw:start-shape="id102" draw:start-glue-point="2" draw:end-shape="id111" draw:end-glue-point="0" svg:d="m20697 9603v800">
          <text:p/>
        </draw:connector>
        <draw:connector draw:style-name="gr3" draw:text-style-name="P1" draw:layer="layout" svg:x1="20.697cm" svg:y1="11.144cm" svg:x2="20.697cm" svg:y2="11.94cm" draw:start-shape="id111" draw:start-glue-point="2" draw:end-shape="id103" draw:end-glue-point="5" svg:d="m20697 11144v796">
          <text:p/>
        </draw:connector>
        <draw:custom-shape draw:style-name="gr1" draw:text-style-name="P2" xml:id="id112" draw:id="id112" draw:layer="layout" svg:width="3.07cm" svg:height="0.741cm" svg:x="19.162cm" svg:y="14.322cm">
          <text:p text:style-name="P1"><text:span text:style-name="T1">Date Results </text:span></text:p>
          <text:p text:style-name="P1"><text:span text:style-name="T1">Given to Guardia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819cm" svg:y1="13.038cm" svg:x2="20.697cm" svg:y2="14.322cm" draw:start-shape="id105" draw:start-glue-point="6" draw:end-shape="id112" draw:end-glue-point="0" svg:d="m25819 13038v642h-5122v642">
          <text:p/>
        </draw:connector>
        <draw:custom-shape draw:style-name="gr1" draw:text-style-name="P2" xml:id="id113" draw:id="id113" draw:layer="layout" svg:width="3.056cm" svg:height="0.741cm" svg:x="6.769cm" svg:y="7.181cm">
          <text:p text:style-name="P1"><text:span text:style-name="T1">Sample 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4" draw:id="id114" draw:layer="layout" svg:width="3.056cm" svg:height="0.741cm" svg:x="6.769cm" svg:y="8.747cm">
          <text:p text:style-name="P1"><text:span text:style-name="T1">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3.07cm" svg:height="0.741cm" svg:x="6.762cm" svg:y="10.312cm">
          <text:p text:style-name="P1"><text:span text:style-name="T1">Sample 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7" draw:id="id117" draw:layer="layout" svg:width="3.44cm" svg:height="0.767cm" svg:x="6.577cm" svg:y="13.44cm">
          <text:p text:style-name="P1"><text:span text:style-name="T1">Test Result</text:span></text:p>
          <draw:enhanced-geometry svg:viewBox="0 0 21600 21600" draw:glue-points="?f6 0 10800 ?f8 ?f11 10800 ?f9 21600 10800 ?f10 ?f5 10800" draw:text-areas="?f3 ?f3 ?f4 ?f4" draw:type="parallelogram" draw:modifiers="2987.968613775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16" draw:id="id116" draw:layer="layout" svg:width="3.07cm" svg:height="0.741cm" svg:x="6.762cm" svg:y="11.878cm">
          <text:p text:style-name="P1"><text:span text:style-name="T1">Date Results </text:span></text:p>
          <text:p text:style-name="P1"><text:span text:style-name="T1">Rece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3.07cm" svg:height="0.741cm" svg:x="6.762cm" svg:y="16.422cm">
          <text:p text:style-name="P1"><text:span text:style-name="T1">Date Results </text:span></text:p>
          <text:p text:style-name="P1"><text:span text:style-name="T1">Given to Guardia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cm -0.435cm" svg:x1="13.112cm" svg:y1="13.335cm" svg:x2="8.297cm" svg:y2="7.181cm" draw:start-shape="id108" draw:start-glue-point="5" draw:end-shape="id113" draw:end-glue-point="0" svg:d="m13112 13335h-1643v-7091h-3172v937">
          <text:p/>
        </draw:connector>
        <draw:connector draw:style-name="gr3" draw:text-style-name="P1" draw:layer="layout" svg:x1="8.297cm" svg:y1="7.922cm" svg:x2="8.297cm" svg:y2="8.747cm" draw:start-shape="id113" draw:start-glue-point="2" draw:end-shape="id114" draw:end-glue-point="0" svg:d="m8297 7922v825">
          <text:p/>
        </draw:connector>
        <draw:connector draw:style-name="gr3" draw:text-style-name="P1" draw:layer="layout" svg:x1="8.297cm" svg:y1="9.488cm" svg:x2="8.297cm" svg:y2="10.312cm" draw:start-shape="id114" draw:start-glue-point="2" draw:end-shape="id115" draw:end-glue-point="0" svg:d="m8297 9488v824">
          <text:p/>
        </draw:connector>
        <draw:connector draw:style-name="gr3" draw:text-style-name="P1" draw:layer="layout" svg:x1="8.297cm" svg:y1="11.053cm" svg:x2="8.297cm" svg:y2="11.878cm" draw:start-shape="id115" draw:start-glue-point="2" draw:end-shape="id116" draw:end-glue-point="0" svg:d="m8297 11053v825">
          <text:p/>
        </draw:connector>
        <draw:connector draw:style-name="gr3" draw:text-style-name="P1" draw:layer="layout" svg:x1="8.297cm" svg:y1="12.619cm" svg:x2="8.297cm" svg:y2="13.44cm" draw:start-shape="id116" draw:start-glue-point="2" draw:end-shape="id117" draw:end-glue-point="5" svg:d="m8297 12619v821">
          <text:p/>
        </draw:connector>
        <draw:connector draw:style-name="gr3" draw:text-style-name="P1" draw:layer="layout" draw:line-skew="0cm -0.311cm -0.6cm" svg:x1="8.297cm" svg:y1="14.207cm" svg:x2="3.819cm" svg:y2="10.838cm" draw:start-shape="id117" draw:start-glue-point="8" draw:end-shape="id106" draw:end-glue-point="4" svg:d="m8297 14207v501h-2801v-4972h-1677v1102">
          <text:p/>
        </draw:connector>
        <draw:connector draw:style-name="gr3" draw:text-style-name="P1" draw:layer="layout" draw:line-skew="0.016cm" svg:x1="3.819cm" svg:y1="14.239cm" svg:x2="8.297cm" svg:y2="16.422cm" draw:start-shape="id107" draw:start-glue-point="6" draw:end-shape="id118" draw:end-glue-point="0" svg:d="m3819 14239v1107h4478v1076">
          <text:p/>
        </draw:connector>
        <draw:connector draw:style-name="gr3" draw:text-style-name="P1" draw:layer="layout" draw:line-skew="0cm 0cm -0.967cm" svg:x1="20.697cm" svg:y1="15.063cm" svg:x2="14.395cm" svg:y2="12.422cm" draw:start-shape="id112" draw:start-glue-point="2" draw:end-shape="id108" draw:end-glue-point="4" svg:d="m20697 15063v500h-3276v-4609h-3026v1468">
          <text:p/>
        </draw:connector>
        <draw:connector draw:style-name="gr3" draw:text-style-name="P1" draw:layer="layout" draw:line-skew="-0.656cm" svg:x1="8.297cm" svg:y1="17.163cm" svg:x2="14.395cm" svg:y2="19.722cm" draw:start-shape="id118" draw:start-glue-point="2" draw:end-shape="id109" draw:end-glue-point="4" svg:d="m8297 17163v623h6098v1936">
          <text:p/>
        </draw:connector>
        <draw:custom-shape draw:style-name="gr1" draw:text-style-name="P2" xml:id="id119" draw:id="id119" draw:layer="layout" svg:width="3.056cm" svg:height="0.741cm" svg:x="18.079cm" svg:y="22.056cm">
          <text:p text:style-name="P1"><text:span text:style-name="T1">Sample 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0" draw:id="id120" draw:layer="layout" svg:width="3.056cm" svg:height="0.741cm" svg:x="18.079cm" svg:y="23.755cm">
          <text:p text:style-name="P1"><text:span text:style-name="T1">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1" draw:id="id121" draw:layer="layout" svg:width="3.07cm" svg:height="0.741cm" svg:x="18.072cm" svg:y="25.454cm">
          <text:p text:style-name="P1"><text:span text:style-name="T1">Sample 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2" draw:id="id122" draw:layer="layout" svg:width="3.44cm" svg:height="0.767cm" svg:x="17.887cm" svg:y="28.849cm">
          <text:p text:style-name="P1"><text:span text:style-name="T1">Test Result</text:span></text:p>
          <draw:enhanced-geometry svg:viewBox="0 0 21600 21600" draw:glue-points="?f6 0 10800 ?f8 ?f11 10800 ?f9 21600 10800 ?f10 ?f5 10800" draw:text-areas="?f3 ?f3 ?f4 ?f4" draw:type="parallelogram" draw:modifiers="2987.968613775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9.607cm" svg:y1="22.797cm" svg:x2="19.607cm" svg:y2="23.755cm" draw:start-shape="id119" draw:start-glue-point="2" draw:end-shape="id120" draw:end-glue-point="0" svg:d="m19607 22797v958">
          <text:p/>
        </draw:connector>
        <draw:connector draw:style-name="gr3" draw:text-style-name="P1" draw:layer="layout" svg:x1="19.607cm" svg:y1="24.496cm" svg:x2="19.607cm" svg:y2="25.454cm" draw:start-shape="id120" draw:start-glue-point="2" draw:end-shape="id121" draw:end-glue-point="0" svg:d="m19607 24496v958">
          <text:p/>
        </draw:connector>
        <draw:custom-shape draw:style-name="gr1" draw:text-style-name="P2" xml:id="id123" draw:id="id123" draw:layer="layout" svg:width="2.434cm" svg:height="1.111cm" svg:x="23.826cm" svg:y="27.69cm">
          <text:p text:style-name="P1"><text:span text:style-name="T1">Nega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4" draw:id="id124" draw:layer="layout" svg:width="2.434cm" svg:height="1.111cm" svg:x="23.826cm" svg:y="30.08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cm 0.177cm -0.359cm" svg:x1="19.607cm" svg:y1="29.616cm" svg:x2="25.043cm" svg:y2="27.69cm" draw:start-shape="id122" draw:start-glue-point="8" draw:end-shape="id123" draw:end-glue-point="4" svg:d="m19607 29616v501h3147v-3288h2289v861">
          <text:p/>
        </draw:connector>
        <draw:connector draw:style-name="gr3" draw:text-style-name="P1" draw:layer="layout" svg:x1="25.043cm" svg:y1="28.801cm" svg:x2="25.043cm" svg:y2="30.08cm" draw:start-shape="id123" draw:start-glue-point="6" draw:end-shape="id124" draw:end-glue-point="4" svg:d="m25043 28801v1279">
          <text:p/>
        </draw:connector>
        <draw:custom-shape draw:style-name="gr1" draw:text-style-name="P2" xml:id="id125" draw:id="id125" draw:layer="layout" svg:width="3.07cm" svg:height="0.741cm" svg:x="18.072cm" svg:y="27.153cm">
          <text:p text:style-name="P1"><text:span text:style-name="T1">Date Results </text:span></text:p>
          <text:p text:style-name="P1"><text:span text:style-name="T1">Receiv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607cm" svg:y1="26.195cm" svg:x2="19.607cm" svg:y2="27.153cm" draw:start-shape="id121" draw:start-glue-point="2" draw:end-shape="id125" draw:end-glue-point="0" svg:d="m19607 26195v958">
          <text:p/>
        </draw:connector>
        <draw:connector draw:style-name="gr3" draw:text-style-name="P1" draw:layer="layout" svg:x1="19.607cm" svg:y1="27.894cm" svg:x2="19.607cm" svg:y2="28.849cm" draw:start-shape="id125" draw:start-glue-point="2" draw:end-shape="id122" draw:end-glue-point="5" svg:d="m19607 27894v955">
          <text:p/>
        </draw:connector>
        <draw:custom-shape draw:style-name="gr1" draw:text-style-name="P2" xml:id="id126" draw:id="id126" draw:layer="layout" svg:width="3.07cm" svg:height="0.741cm" svg:x="18.072cm" svg:y="32.631cm">
          <text:p text:style-name="P1"><text:span text:style-name="T1">Date Results </text:span></text:p>
          <text:p text:style-name="P1"><text:span text:style-name="T1">Given to Guardia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043cm" svg:y1="31.191cm" svg:x2="19.607cm" svg:y2="32.631cm" draw:start-shape="id124" draw:start-glue-point="6" draw:end-shape="id126" draw:end-glue-point="0" svg:d="m25043 31191v720h-5436v720">
          <text:p/>
        </draw:connector>
        <draw:connector draw:style-name="gr3" draw:text-style-name="P1" draw:layer="layout" svg:x1="15.678cm" svg:y1="20.526cm" svg:x2="19.607cm" svg:y2="22.056cm" draw:start-shape="id109" draw:start-glue-point="7" draw:end-shape="id119" draw:end-glue-point="0" svg:d="m15678 20526h3929v1530">
          <text:p/>
        </draw:connector>
        <draw:connector draw:style-name="gr3" draw:text-style-name="P1" draw:layer="layout" draw:line-skew="-1.255cm" svg:x1="19.607cm" svg:y1="33.372cm" svg:x2="14.395cm" svg:y2="37.404cm" draw:start-shape="id126" draw:start-glue-point="2" draw:end-shape="id110" draw:end-glue-point="4" svg:d="m19607 33372v760h-5212v3272">
          <text:p/>
        </draw:connector>
        <draw:frame draw:style-name="gr2" draw:text-style-name="P4" draw:layer="layout" svg:width="1.074cm" svg:height="0.645cm" svg:x="15.425cm" svg:y="19.714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4.425cm" svg:y="21.415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12.125cm" svg:y="12.615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4.325cm" svg:y="14.316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15.225cm" svg:y="8.316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4.325cm" svg:y="9.717cm">
          <draw:text-box>
            <text:p><text:span text:style-name="T3">No</text:span></text:p>
          </draw:text-box>
        </draw:frame>
      </draw:page>
      <draw:page draw:name="page6" draw:style-name="dp1" draw:master-page-name="Default">
        <draw:frame draw:style-name="gr2" draw:text-style-name="P3" draw:layer="layout" svg:width="10.353cm" svg:height="0.962cm" svg:x="9.67cm" svg:y="1.111cm">
          <draw:text-box>
            <text:p><text:span text:style-name="T2">Early Infant Diagnosis Flowchart</text:span></text:p>
          </draw:text-box>
        </draw:frame>
        <draw:frame draw:style-name="gr2" draw:text-style-name="P5" draw:layer="layout" svg:width="4.028cm" svg:height="0.806cm" svg:x="12.832cm" svg:y="1.927cm">
          <draw:text-box>
            <text:p><text:span text:style-name="T4">5. Current Visit</text:span></text:p>
          </draw:text-box>
        </draw:frame>
        <draw:custom-shape draw:style-name="gr1" draw:text-style-name="P2" xml:id="id127" draw:id="id127" draw:layer="layout" svg:width="3.443cm" svg:height="1.403cm" svg:x="10.619cm" svg:y="4.273cm">
          <text:p text:style-name="P1"><text:span text:style-name="T1">5.1. Given an </text:span></text:p>
          <text:p text:style-name="P1"><text:span text:style-name="T1">Exposed baby</text:span></text:p>
          <text:p text:style-name="P1"><text:span text:style-name="T1">&lt; 24 mont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4" draw:id="id184" draw:layer="layout" svg:width="2.778cm" svg:height="0.945cm" svg:x="11.358cm" svg:y="39.324cm">
          <text:p text:style-name="P1"><text:span text:style-name="T1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2.327cm" svg:y1="3.229cm" svg:x2="12.327cm" svg:y2="4.208cm">
          <text:p/>
        </draw:line>
        <draw:custom-shape draw:style-name="gr1" draw:text-style-name="P2" xml:id="id128" draw:id="id128" draw:layer="layout" svg:width="3.334cm" svg:height="0.715cm" svg:x="10.673cm" svg:y="6.44cm">
          <text:p text:style-name="P1"><text:span text:style-name="T1">Visit 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9" draw:id="id129" draw:layer="layout" svg:width="3.334cm" svg:height="0.715cm" svg:x="10.673cm" svg:y="7.918cm">
          <text:p text:style-name="P1"><text:span text:style-name="T1">Current 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0" draw:id="id130" draw:layer="layout" svg:width="3.334cm" svg:height="0.715cm" svg:x="10.673cm" svg:y="9.397cm">
          <text:p text:style-name="P1"><text:span text:style-name="T1">He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3.334cm" svg:height="0.715cm" svg:x="10.673cm" svg:y="10.876cm">
          <text:p text:style-name="P1"><text:span text:style-name="T1">We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2" draw:id="id132" draw:layer="layout" svg:width="3.334cm" svg:height="0.715cm" svg:x="10.673cm" svg:y="12.355cm">
          <text:p text:style-name="P1"><text:span text:style-name="T1">MUA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341cm" svg:y1="5.676cm" svg:x2="12.34cm" svg:y2="6.44cm" draw:start-shape="id127" draw:start-glue-point="8" draw:end-shape="id128" draw:end-glue-point="0" svg:d="m12341 5676v382h-1v382">
          <text:p/>
        </draw:connector>
        <draw:connector draw:style-name="gr3" draw:text-style-name="P1" draw:layer="layout" svg:x1="12.34cm" svg:y1="7.155cm" svg:x2="12.34cm" svg:y2="7.918cm" draw:start-shape="id128" draw:start-glue-point="2" draw:end-shape="id129" draw:end-glue-point="0" svg:d="m12340 7155v763">
          <text:p/>
        </draw:connector>
        <draw:connector draw:style-name="gr3" draw:text-style-name="P1" draw:layer="layout" svg:x1="12.34cm" svg:y1="8.633cm" svg:x2="12.34cm" svg:y2="9.397cm" draw:start-shape="id129" draw:start-glue-point="2" draw:end-shape="id130" draw:end-glue-point="0" svg:d="m12340 8633v764">
          <text:p/>
        </draw:connector>
        <draw:connector draw:style-name="gr3" draw:text-style-name="P1" draw:layer="layout" svg:x1="12.34cm" svg:y1="10.112cm" svg:x2="12.34cm" svg:y2="10.876cm" draw:start-shape="id130" draw:start-glue-point="2" draw:end-shape="id131" draw:end-glue-point="0" svg:d="m12340 10112v764">
          <text:p/>
        </draw:connector>
        <draw:connector draw:style-name="gr3" draw:text-style-name="P1" draw:layer="layout" svg:x1="12.34cm" svg:y1="11.591cm" svg:x2="12.34cm" svg:y2="12.355cm" draw:start-shape="id131" draw:start-glue-point="2" draw:end-shape="id132" draw:end-glue-point="0" svg:d="m12340 11591v764">
          <text:p/>
        </draw:connector>
        <draw:custom-shape draw:style-name="gr1" draw:text-style-name="P7" xml:id="id133" draw:id="id133" draw:layer="layout" svg:width="2.619cm" svg:height="0.954cm" svg:x="11.031cm" svg:y="13.832cm">
          <text:p text:style-name="P1"><text:span text:style-name="T6">Show if child</text:span></text:p>
          <text:p text:style-name="P1"><text:span text:style-name="T6">Malnourished</text:span></text:p>
          <text:p text:style-name="P1"><text:span text:style-name="T6">Or wasting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svg:x1="12.34cm" svg:y1="13.07cm" svg:x2="12.341cm" svg:y2="13.832cm" draw:start-shape="id132" draw:start-glue-point="2" draw:end-shape="id133" draw:end-glue-point="4" svg:d="m12340 13070v381h1v381">
          <text:p/>
        </draw:connector>
        <draw:custom-shape draw:style-name="gr1" draw:text-style-name="P2" xml:id="id134" draw:id="id134" draw:layer="layout" svg:width="2.778cm" svg:height="1.482cm" svg:x="10.951cm" svg:y="15.547cm">
          <text:p text:style-name="P1"><text:span text:style-name="T1">Breastfeed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36" draw:id="id136" draw:layer="layout" svg:width="2.632cm" svg:height="0.794cm" svg:x="16.455cm" svg:y="5.391cm">
          <text:p text:style-name="P1"><text:span text:style-name="T1">Feeding Type</text:span></text:p>
          <draw:enhanced-geometry svg:viewBox="0 0 21600 21600" draw:glue-points="?f6 0 10800 ?f8 ?f11 10800 ?f9 21600 10800 ?f10 ?f5 10800" draw:text-areas="?f3 ?f3 ?f4 ?f4" draw:type="parallelogram" draw:modifiers="2995.116279069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3.729cm" svg:y1="16.288cm" svg:x2="17.771cm" svg:y2="3.998cm" draw:start-shape="id134" draw:start-glue-point="7" draw:end-shape="id135" draw:end-glue-point="0" svg:d="m13729 16288h1386v-12792h2656v502">
          <text:p/>
        </draw:connector>
        <draw:custom-shape draw:style-name="gr1" draw:text-style-name="P2" xml:id="id137" draw:id="id137" draw:layer="layout" svg:width="3.492cm" svg:height="1.562cm" svg:x="16.025cm" svg:y="7cm">
          <text:p text:style-name="P1"><text:span text:style-name="T1">Exclusive</text:span></text:p>
          <text:p text:style-name="P1"><text:span text:style-name="T1">Breast </text:span></text:p>
          <text:p text:style-name="P1"><text:span text:style-name="T1">Feed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771cm" svg:y1="6.185cm" svg:x2="17.771cm" svg:y2="7cm" draw:start-shape="id136" draw:start-glue-point="8" draw:end-shape="id137" draw:end-glue-point="4" svg:d="m17771 6185v815">
          <text:p/>
        </draw:connector>
        <draw:custom-shape draw:style-name="gr1" draw:text-style-name="P2" xml:id="id138" draw:id="id138" draw:layer="layout" svg:width="3.492cm" svg:height="1.562cm" svg:x="16.025cm" svg:y="11.848cm">
          <text:p text:style-name="P1"><text:span text:style-name="T1">Mixed</text:span></text:p>
          <text:p text:style-name="P1"><text:span text:style-name="T1">Feed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39" draw:id="id139" draw:layer="layout" svg:width="3.492cm" svg:height="1.562cm" svg:x="16.025cm" svg:y="15.958cm">
          <text:p text:style-name="P1"><text:span text:style-name="T1">Complimentary</text:span></text:p>
          <text:p text:style-name="P1"><text:span text:style-name="T1">Feed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771cm" svg:y1="8.562cm" svg:x2="17.771cm" svg:y2="11.848cm" draw:start-shape="id137" draw:start-glue-point="6" draw:end-shape="id138" draw:end-glue-point="4" svg:d="m17771 8562v3286">
          <text:p/>
        </draw:connector>
        <draw:connector draw:style-name="gr3" draw:text-style-name="P1" draw:layer="layout" svg:x1="17.771cm" svg:y1="13.41cm" svg:x2="17.771cm" svg:y2="15.958cm" draw:start-shape="id138" draw:start-glue-point="6" draw:end-shape="id139" draw:end-glue-point="4" svg:d="m17771 13410v2548">
          <text:p/>
        </draw:connector>
        <draw:frame draw:style-name="gr2" draw:text-style-name="P4" draw:layer="layout" svg:width="1.074cm" svg:height="0.645cm" svg:x="13.325cm" svg:y="15.606cm">
          <draw:text-box>
            <text:p><text:span text:style-name="T3">Yes</text:span></text:p>
          </draw:text-box>
        </draw:frame>
        <draw:custom-shape draw:style-name="gr1" draw:text-style-name="P7" xml:id="id140" draw:id="id140" draw:layer="layout" svg:width="2.751cm" svg:height="1.376cm" svg:x="22.499cm" svg:y="8.593cm">
          <text:p text:style-name="P1"><text:span text:style-name="T6">Baby</text:span></text:p>
          <text:p text:style-name="P1"><text:span text:style-name="T6">&lt; 6mon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9.517cm" svg:y1="7.781cm" svg:x2="23.875cm" svg:y2="8.593cm" draw:start-shape="id137" draw:start-glue-point="7" draw:end-shape="id140" draw:end-glue-point="4" svg:d="m19517 7781h4358v812">
          <text:p/>
        </draw:connector>
        <draw:custom-shape draw:style-name="gr1" draw:text-style-name="P7" xml:id="id142" draw:id="id142" draw:layer="layout" svg:width="2.355cm" svg:height="1.254cm" svg:x="20.66cm" svg:y="9.848cm">
          <text:p text:style-name="P1"><text:span text:style-name="T6">Not </text:span></text:p>
          <text:p text:style-name="P1"><text:span text:style-name="T6">Recommend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7" xml:id="id141" draw:id="id141" draw:layer="layout" svg:width="2.245cm" svg:height="1.02cm" svg:x="24.931cm" svg:y="9.997cm">
          <text:p text:style-name="P1"><text:span text:style-name="T6">Recommend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svg:x1="25.25cm" svg:y1="9.281cm" svg:x2="26.054cm" svg:y2="9.997cm" draw:start-shape="id140" draw:start-glue-point="7" draw:end-shape="id141" draw:end-glue-point="4" svg:d="m25250 9281h804v716">
          <text:p/>
        </draw:connector>
        <draw:frame draw:style-name="gr2" draw:text-style-name="P4" draw:layer="layout" svg:width="1.074cm" svg:height="0.645cm" svg:x="25.125cm" svg:y="8.607cm">
          <draw:text-box>
            <text:p><text:span text:style-name="T3">Yes</text:span></text:p>
          </draw:text-box>
        </draw:frame>
        <draw:connector draw:style-name="gr3" draw:text-style-name="P1" draw:layer="layout" svg:x1="22.499cm" svg:y1="9.281cm" svg:x2="21.838cm" svg:y2="9.848cm" draw:start-shape="id140" draw:start-glue-point="5" draw:end-shape="id142" draw:end-glue-point="4" svg:d="m22499 9281h-661v567">
          <text:p/>
        </draw:connector>
        <draw:frame draw:style-name="gr2" draw:text-style-name="P4" draw:layer="layout" svg:width="0.951cm" svg:height="0.645cm" svg:x="21.725cm" svg:y="8.608cm">
          <draw:text-box>
            <text:p><text:span text:style-name="T3">No</text:span></text:p>
          </draw:text-box>
        </draw:frame>
        <draw:custom-shape draw:style-name="gr1" draw:text-style-name="P7" xml:id="id143" draw:id="id143" draw:layer="layout" svg:width="2.751cm" svg:height="1.376cm" svg:x="20.611cm" svg:y="13.341cm">
          <text:p text:style-name="P1"><text:span text:style-name="T6">Baby</text:span></text:p>
          <text:p text:style-name="P1"><text:span text:style-name="T6">&lt; 6mon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144" draw:id="id144" draw:layer="layout" svg:width="1.486cm" svg:height="1.079cm" svg:x="23.031cm" svg:y="14.645cm">
          <text:p text:style-name="P1"><text:span text:style-name="T6">Counsel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" draw:text-style-name="P4" draw:layer="layout" svg:width="1.074cm" svg:height="0.645cm" svg:x="22.725cm" svg:y="13.207cm">
          <draw:text-box>
            <text:p><text:span text:style-name="T3">Yes</text:span></text:p>
          </draw:text-box>
        </draw:frame>
        <draw:connector draw:style-name="gr3" draw:text-style-name="P1" draw:layer="layout" svg:x1="23.362cm" svg:y1="14.029cm" svg:x2="23.774cm" svg:y2="14.645cm" draw:start-shape="id143" draw:start-glue-point="7" draw:end-shape="id144" draw:end-glue-point="4" svg:d="m23362 14029h412v616">
          <text:p/>
        </draw:connector>
        <draw:custom-shape draw:style-name="gr1" draw:text-style-name="P2" xml:id="id145" draw:id="id145" draw:layer="layout" svg:width="2.751cm" svg:height="1.376cm" svg:x="20.299cm" svg:y="17.393cm">
          <text:p text:style-name="P1"><text:span text:style-name="T1">Baby</text:span></text:p>
          <text:p text:style-name="P1"><text:span text:style-name="T1">&gt; 6month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147" draw:id="id147" draw:layer="layout" svg:width="2.408cm" svg:height="1.164cm" svg:x="18.712cm" svg:y="18.762cm">
          <text:p text:style-name="P1"><text:span text:style-name="T6">Not </text:span></text:p>
          <text:p text:style-name="P1"><text:span text:style-name="T6">Recommend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7" xml:id="id146" draw:id="id146" draw:layer="layout" svg:width="2.324cm" svg:height="0.969cm" svg:x="22.431cm" svg:y="18.797cm">
          <text:p text:style-name="P1"><text:span text:style-name="T6">Recommend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svg:x1="23.05cm" svg:y1="18.081cm" svg:x2="23.593cm" svg:y2="18.797cm" draw:start-shape="id145" draw:start-glue-point="7" draw:end-shape="id146" svg:d="m23050 18081h543v716">
          <text:p/>
        </draw:connector>
        <draw:frame draw:style-name="gr2" draw:text-style-name="P4" draw:layer="layout" svg:width="1.074cm" svg:height="0.645cm" svg:x="22.625cm" svg:y="17.307cm">
          <draw:text-box>
            <text:p><text:span text:style-name="T3">Yes</text:span></text:p>
          </draw:text-box>
        </draw:frame>
        <draw:connector draw:style-name="gr3" draw:text-style-name="P1" draw:layer="layout" svg:x1="20.299cm" svg:y1="18.081cm" svg:x2="19.916cm" svg:y2="18.762cm" draw:start-shape="id145" draw:start-glue-point="5" draw:end-shape="id147" draw:end-glue-point="4" svg:d="m20299 18081h-383v681">
          <text:p/>
        </draw:connector>
        <draw:frame draw:style-name="gr2" draw:text-style-name="P4" draw:layer="layout" svg:width="0.951cm" svg:height="0.645cm" svg:x="19.694cm" svg:y="17.273cm">
          <draw:text-box>
            <text:p><text:span text:style-name="T3">No</text:span></text:p>
          </draw:text-box>
        </draw:frame>
        <draw:connector draw:style-name="gr3" draw:text-style-name="P1" draw:layer="layout" svg:x1="19.517cm" svg:y1="16.739cm" svg:x2="21.675cm" svg:y2="17.393cm" draw:start-shape="id139" draw:start-glue-point="7" draw:end-shape="id145" draw:end-glue-point="4" svg:d="m19517 16739h2158v654">
          <text:p/>
        </draw:connector>
        <draw:connector draw:style-name="gr3" draw:text-style-name="P1" draw:layer="layout" svg:x1="19.517cm" svg:y1="12.629cm" svg:x2="21.987cm" svg:y2="13.341cm" draw:start-shape="id138" draw:start-glue-point="7" draw:end-shape="id143" draw:end-glue-point="4" svg:d="m19517 12629h2470v712">
          <text:p/>
        </draw:connector>
        <draw:frame draw:style-name="gr2" draw:text-style-name="P4" draw:layer="layout" svg:width="0.951cm" svg:height="0.645cm" svg:x="10.225cm" svg:y="15.607cm">
          <draw:text-box>
            <text:p><text:span text:style-name="T3">No</text:span></text:p>
          </draw:text-box>
        </draw:frame>
        <draw:custom-shape draw:style-name="gr1" draw:text-style-name="P2" xml:id="id148" draw:id="id148" draw:layer="layout" svg:width="2.429cm" svg:height="0.715cm" svg:x="6.614cm" svg:y="9.024cm">
          <text:p text:style-name="P1"><text:span text:style-name="T1">Stopp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339cm" svg:x1="10.951cm" svg:y1="16.288cm" svg:x2="7.828cm" svg:y2="9.024cm" draw:start-shape="id134" draw:start-glue-point="5" draw:end-shape="id148" draw:end-glue-point="0" svg:d="m10951 16288h-1293v-7766h-1830v502">
          <text:p/>
        </draw:connector>
        <draw:custom-shape draw:style-name="gr1" draw:text-style-name="P8" xml:id="id135" draw:id="id135" draw:layer="layout" svg:width="2.543cm" svg:height="0.715cm" svg:x="16.5cm" svg:y="3.998cm">
          <text:p text:style-name="P1"><text:span text:style-name="T7">Breastfeed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771cm" svg:y1="4.713cm" svg:x2="17.771cm" svg:y2="5.391cm" draw:start-shape="id135" draw:start-glue-point="2" draw:end-shape="id136" draw:end-glue-point="5" svg:d="m17771 4713v678">
          <text:p/>
        </draw:connector>
        <draw:custom-shape draw:style-name="gr1" draw:text-style-name="P2" xml:id="id149" draw:id="id149" draw:layer="layout" svg:width="2.976cm" svg:height="0.794cm" svg:x="6.34cm" svg:y="10.431cm">
          <text:p text:style-name="P1"><text:span text:style-name="T1">When Stopped?</text:span></text:p>
          <draw:enhanced-geometry svg:viewBox="0 0 21600 21600" draw:glue-points="?f6 0 10800 ?f8 ?f11 10800 ?f9 21600 10800 ?f10 ?f5 10800" draw:text-areas="?f3 ?f3 ?f4 ?f4" draw:type="parallelogram" draw:modifiers="2995.116279069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.828cm" svg:y1="9.739cm" svg:x2="7.828cm" svg:y2="10.431cm" draw:start-shape="id148" draw:start-glue-point="2" draw:end-shape="id149" draw:end-glue-point="5" svg:d="m7828 9739v692">
          <text:p/>
        </draw:connector>
        <draw:custom-shape draw:style-name="gr1" draw:text-style-name="P2" xml:id="id150" draw:id="id150" draw:layer="layout" svg:width="2.296cm" svg:height="1.353cm" svg:x="6.68cm" svg:y="11.882cm">
          <text:p text:style-name="P1"><text:span text:style-name="T1">Last </text:span></text:p>
          <text:p text:style-name="P1"><text:span text:style-name="T1">6 wee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.828cm" svg:y1="11.225cm" svg:x2="7.828cm" svg:y2="11.882cm" draw:start-shape="id149" draw:start-glue-point="8" draw:end-shape="id150" draw:end-glue-point="4" svg:d="m7828 11225v657">
          <text:p/>
        </draw:connector>
        <draw:custom-shape draw:style-name="gr1" draw:text-style-name="P2" xml:id="id151" draw:id="id151" draw:layer="layout" svg:width="2.323cm" svg:height="1.466cm" svg:x="6.667cm" svg:y="14.885cm">
          <text:p text:style-name="P1"><text:span text:style-name="T1">Over </text:span></text:p>
          <text:p text:style-name="P1"><text:span text:style-name="T1">6 weeks</text:span></text:p>
          <text:p text:style-name="P1"><text:span text:style-name="T1">ag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.828cm" svg:y1="13.235cm" svg:x2="7.829cm" svg:y2="14.885cm" draw:start-shape="id150" draw:start-glue-point="6" draw:end-shape="id151" draw:end-glue-point="4" svg:d="m7828 13235v825h1v825">
          <text:p/>
        </draw:connector>
        <draw:custom-shape draw:style-name="gr1" draw:text-style-name="P2" xml:id="id152" draw:id="id152" draw:layer="layout" svg:width="2.101cm" svg:height="1.245cm" svg:x="4.958cm" svg:y="13.236cm">
          <text:p text:style-name="P1"><text:span text:style-name="T1">Set</text:span></text:p>
          <text:p text:style-name="P1"><text:span text:style-name="T1">Appointment</text:span></text:p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8cm" svg:y1="12.559cm" svg:x2="6.008cm" svg:y2="13.236cm" draw:start-shape="id150" draw:start-glue-point="5" draw:end-shape="id152" draw:end-glue-point="0" svg:d="m6680 12559h-672v677">
          <text:p/>
        </draw:connector>
        <draw:custom-shape draw:style-name="gr1" draw:text-style-name="P2" xml:id="id153" draw:id="id153" draw:layer="layout" svg:width="2.101cm" svg:height="1.245cm" svg:x="5.014cm" svg:y="16.24cm">
          <text:p text:style-name="P1"><text:span text:style-name="T8">Set</text:span></text:p>
          <text:p text:style-name="P1"><text:span text:style-name="T8">Next URL:</text:span></text:p>
          <text:p text:style-name="P1"><text:span text:style-name="T1">Rapid 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67cm" svg:y1="15.618cm" svg:x2="6.064cm" svg:y2="16.24cm" draw:start-shape="id151" draw:start-glue-point="5" draw:end-shape="id153" draw:end-glue-point="0" svg:d="m6667 15618h-603v622">
          <text:p/>
        </draw:connector>
        <draw:custom-shape draw:style-name="gr1" draw:text-style-name="P2" xml:id="id154" draw:id="id154" draw:layer="layout" svg:width="2.976cm" svg:height="0.794cm" svg:x="11.029cm" svg:y="18.496cm">
          <text:p text:style-name="P1"><text:span text:style-name="T1">Mother ART</text:span></text:p>
          <text:p text:style-name="P1"><text:span text:style-name="T1">Adherent?</text:span></text:p>
          <draw:enhanced-geometry svg:viewBox="0 0 21600 21600" draw:glue-points="?f6 0 10800 ?f8 ?f11 10800 ?f9 21600 10800 ?f10 ?f5 10800" draw:text-areas="?f3 ?f3 ?f4 ?f4" draw:type="parallelogram" draw:modifiers="2995.116279069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-0.157cm" svg:x1="6.064cm" svg:y1="17.485cm" svg:x2="12.517cm" svg:y2="18.496cm" draw:start-shape="id153" draw:start-glue-point="2" draw:end-shape="id154" draw:end-glue-point="5" svg:d="m6064 17485v348h6453v663">
          <text:p/>
        </draw:connector>
        <draw:connector draw:style-name="gr3" draw:text-style-name="P1" draw:layer="layout" draw:line-skew="0.409cm" svg:x1="7.829cm" svg:y1="16.351cm" svg:x2="12.517cm" svg:y2="18.496cm" draw:start-shape="id151" draw:start-glue-point="6" draw:end-shape="id154" draw:end-glue-point="5" svg:d="m7829 16351v1482h4688v663">
          <text:p/>
        </draw:connector>
        <draw:connector draw:style-name="gr3" draw:text-style-name="P1" draw:layer="layout" draw:line-skew="0.254cm 1.345cm" svg:x1="4.958cm" svg:y1="13.858cm" svg:x2="12.517cm" svg:y2="18.496cm" draw:start-shape="id152" draw:start-glue-point="3" draw:end-shape="id154" draw:end-glue-point="5" svg:d="m4958 13858h-248v3975h7807v663">
          <text:p/>
        </draw:connector>
        <draw:connector draw:style-name="gr3" draw:text-style-name="P1" draw:layer="layout" draw:line-skew="-0.161cm -1.066cm -0.162cm" svg:x1="19.916cm" svg:y1="19.926cm" svg:x2="12.517cm" svg:y2="18.496cm" draw:start-shape="id147" draw:start-glue-point="6" draw:end-shape="id154" draw:end-glue-point="5" svg:d="m19916 19926v341h-4623v-2434h-2776v663">
          <text:p/>
        </draw:connector>
        <draw:connector draw:style-name="gr3" draw:text-style-name="P1" draw:layer="layout" draw:line-skew="0cm -2.926cm -0.162cm" svg:x1="23.593cm" svg:y1="19.766cm" svg:x2="12.517cm" svg:y2="18.496cm" draw:start-shape="id146" draw:start-glue-point="6" draw:end-shape="id154" draw:end-glue-point="5" svg:d="m23593 19766v501h-8300v-2434h-2776v663">
          <text:p/>
        </draw:connector>
        <draw:connector draw:style-name="gr4" draw:text-style-name="P1" draw:layer="layout" draw:line-skew="-0.879cm 0.805cm" svg:x1="23.774cm" svg:y1="15.724cm" svg:x2="23.593cm" svg:y2="19.766cm" draw:start-shape="id144" draw:start-glue-point="6" draw:end-shape="id146" draw:end-glue-point="6" svg:d="m23774 15724v657h2288v3886h-2469v-501">
          <text:p/>
        </draw:connector>
        <draw:connector draw:style-name="gr4" draw:text-style-name="P1" draw:layer="layout" draw:line-skew="0.153cm" svg:x1="26.054cm" svg:y1="11.017cm" svg:x2="23.774cm" svg:y2="15.724cm" draw:start-shape="id141" draw:start-glue-point="6" draw:end-shape="id144" draw:end-glue-point="6" svg:d="m26054 11017v5361h-2280v-654">
          <text:p/>
        </draw:connector>
        <draw:connector draw:style-name="gr4" draw:text-style-name="P1" draw:layer="layout" draw:line-skew="0.276cm" svg:x1="21.838cm" svg:y1="11.102cm" svg:x2="26.054cm" svg:y2="11.017cm" draw:start-shape="id142" draw:start-glue-point="6" draw:end-shape="id141" draw:end-glue-point="6" svg:d="m21838 11102v778h4216v-863">
          <text:p/>
        </draw:connector>
        <draw:custom-shape draw:style-name="gr1" draw:text-style-name="P2" xml:id="id155" draw:id="id155" draw:layer="layout" svg:width="2.323cm" svg:height="0.849cm" svg:x="1.253cm" svg:y="14.793cm">
          <text:p text:style-name="P1"><text:span text:style-name="T1">No 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56" draw:id="id156" draw:layer="layout" svg:width="2.323cm" svg:height="0.849cm" svg:x="1.254cm" svg:y="16.195cm">
          <text:p text:style-name="P1"><text:span text:style-name="T1">On 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57" draw:id="id157" draw:layer="layout" svg:width="2.323cm" svg:height="0.849cm" svg:x="1.255cm" svg:y="17.597cm">
          <text:p text:style-name="P1"><text:span text:style-name="T1">D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58" draw:id="id158" draw:layer="layout" svg:width="2.323cm" svg:height="0.849cm" svg:x="1.256cm" svg:y="18.996cm">
          <text:p text:style-name="P1"><text:span text:style-name="T1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0.151cm -3.149cm -0.253cm" svg:x1="12.517cm" svg:y1="19.29cm" svg:x2="2.415cm" svg:y2="14.793cm" draw:start-shape="id154" draw:start-glue-point="8" draw:end-shape="id155" draw:end-glue-point="4" svg:d="m12517 19290v351h-8363v-5603h-1739v755">
          <text:p/>
        </draw:connector>
        <draw:connector draw:style-name="gr3" draw:text-style-name="P1" draw:layer="layout" svg:x1="2.415cm" svg:y1="15.642cm" svg:x2="2.416cm" svg:y2="16.195cm" draw:start-shape="id155" draw:start-glue-point="6" draw:end-shape="id156" draw:end-glue-point="4" svg:d="m2415 15642v276h1v277">
          <text:p/>
        </draw:connector>
        <draw:connector draw:style-name="gr3" draw:text-style-name="P1" draw:layer="layout" svg:x1="2.416cm" svg:y1="17.044cm" svg:x2="2.417cm" svg:y2="17.597cm" draw:start-shape="id156" draw:start-glue-point="6" draw:end-shape="id157" draw:end-glue-point="4" svg:d="m2416 17044v276h1v277">
          <text:p/>
        </draw:connector>
        <draw:connector draw:style-name="gr3" draw:text-style-name="P1" draw:layer="layout" svg:x1="2.417cm" svg:y1="18.446cm" svg:x2="2.418cm" svg:y2="18.996cm" draw:start-shape="id157" draw:start-glue-point="6" draw:end-shape="id158" draw:end-glue-point="4" svg:d="m2417 18446v275h1v275">
          <text:p/>
        </draw:connector>
        <draw:custom-shape draw:style-name="gr1" draw:text-style-name="P2" xml:id="id159" draw:id="id159" draw:layer="layout" svg:width="2.976cm" svg:height="0.794cm" svg:x="11.054cm" svg:y="22.748cm">
          <text:p text:style-name="P1"><text:span text:style-name="T1">TB Status</text:span></text:p>
          <draw:enhanced-geometry svg:viewBox="0 0 21600 21600" draw:glue-points="?f6 0 10800 ?f8 ?f11 10800 ?f9 21600 10800 ?f10 ?f5 10800" draw:text-areas="?f3 ?f3 ?f4 ?f4" draw:type="parallelogram" draw:modifiers="2995.116279069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-1.004cm" svg:x1="2.418cm" svg:y1="19.845cm" svg:x2="12.542cm" svg:y2="22.748cm" draw:start-shape="id158" draw:start-glue-point="6" draw:end-shape="id159" draw:end-glue-point="5" svg:d="m2418 19845v448h10124v2455">
          <text:p/>
        </draw:connector>
        <draw:custom-shape draw:style-name="gr1" draw:text-style-name="P2" xml:id="id160" draw:id="id160" draw:layer="layout" svg:width="2.323cm" svg:height="0.849cm" svg:x="1.855cm" svg:y="21.412cm">
          <text:p text:style-name="P1"><text:span text:style-name="T1">Susp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61" draw:id="id161" draw:layer="layout" svg:width="2.323cm" svg:height="0.849cm" svg:x="1.855cm" svg:y="23.075cm">
          <text:p text:style-name="P1"><text:span text:style-name="T1">Confirm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0.231cm -2.694cm -0.113cm" svg:x1="12.542cm" svg:y1="23.542cm" svg:x2="3.017cm" svg:y2="21.412cm" draw:start-shape="id159" draw:start-glue-point="8" draw:end-shape="id160" draw:end-glue-point="4" svg:d="m12542 23542v271h-7620v-3016h-1905v615">
          <text:p/>
        </draw:connector>
        <draw:connector draw:style-name="gr3" draw:text-style-name="P1" draw:layer="layout" svg:x1="3.017cm" svg:y1="22.261cm" svg:x2="3.017cm" svg:y2="23.075cm" draw:start-shape="id160" draw:start-glue-point="6" draw:end-shape="id161" draw:end-glue-point="4" svg:d="m3017 22261v814">
          <text:p/>
        </draw:connector>
        <draw:custom-shape draw:style-name="gr1" draw:text-style-name="P2" xml:id="id162" draw:id="id162" draw:layer="layout" svg:width="2.8cm" svg:height="1.084cm" svg:x="2.705cm" svg:y="26.094cm">
          <text:p text:style-name="P1"><text:span text:style-name="T1">On Treat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.855cm" svg:y1="23.5cm" svg:x2="4.105cm" svg:y2="26.094cm" draw:start-shape="id161" draw:start-glue-point="5" draw:end-shape="id162" draw:end-glue-point="4" svg:d="m1855 23500h-502v1509h2752v1085">
          <text:p/>
        </draw:connector>
        <draw:custom-shape draw:style-name="gr1" draw:text-style-name="P2" xml:id="id163" draw:id="id163" draw:layer="layout" svg:width="1.031cm" svg:height="0.529cm" svg:x="1.2cm" svg:y="27.384cm">
          <text:p text:style-name="P1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4" draw:id="id164" draw:layer="layout" svg:width="1.031cm" svg:height="0.529cm" svg:x="6.106cm" svg:y="27.357cm">
          <text:p text:style-name="P1"><text:span text:style-name="T1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.705cm" svg:y1="26.636cm" svg:x2="1.715cm" svg:y2="27.384cm" draw:start-shape="id162" draw:start-glue-point="5" draw:end-shape="id163" draw:end-glue-point="0" svg:d="m2705 26636h-990v748">
          <text:p/>
        </draw:connector>
        <draw:connector draw:style-name="gr3" draw:text-style-name="P1" draw:layer="layout" svg:x1="5.505cm" svg:y1="26.636cm" svg:x2="6.621cm" svg:y2="27.357cm" draw:start-shape="id162" draw:start-glue-point="7" draw:end-shape="id164" draw:end-glue-point="0" svg:d="m5505 26636h1116v721">
          <text:p/>
        </draw:connector>
        <draw:connector draw:style-name="gr3" draw:text-style-name="P1" draw:layer="layout" svg:x1="12.341cm" svg:y1="14.786cm" svg:x2="12.34cm" svg:y2="15.547cm" draw:start-shape="id133" draw:start-glue-point="6" draw:end-shape="id134" draw:end-glue-point="4" svg:d="m12341 14786v381h-1v380">
          <text:p/>
        </draw:connector>
        <draw:custom-shape draw:style-name="gr1" draw:text-style-name="P2" xml:id="id165" draw:id="id165" draw:layer="layout" svg:width="3.172cm" svg:height="2.255cm" svg:x="10.958cm" svg:y="26.538cm">
          <text:p text:style-name="P1"><text:span text:style-name="T1">Any</text:span></text:p>
          <text:p text:style-name="P1"><text:span text:style-name="T1">Abnormalities</text:span></text:p>
          <text:p text:style-name="P1"><text:span text:style-name="T1">Or Sickness</text:span></text:p>
          <text:p text:style-name="P1"><text:span text:style-name="T1">notic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0.237cm 1.264cm -1.482cm" svg:x1="1.715cm" svg:y1="27.913cm" svg:x2="12.544cm" svg:y2="26.538cm" draw:start-shape="id163" draw:start-glue-point="2" draw:end-shape="id165" draw:end-glue-point="4" svg:d="m1715 27913v263h6143v-3622h4686v1984">
          <text:p/>
        </draw:connector>
        <draw:connector draw:style-name="gr3" draw:text-style-name="P1" draw:layer="layout" draw:line-skew="-0.21cm -1.189cm -1.482cm" svg:x1="6.621cm" svg:y1="27.886cm" svg:x2="12.544cm" svg:y2="26.538cm" draw:start-shape="id164" draw:start-glue-point="2" draw:end-shape="id165" draw:end-glue-point="4" svg:d="m6621 27886v290h1237v-3622h4686v1984">
          <text:p/>
        </draw:connector>
        <draw:custom-shape draw:style-name="gr1" draw:text-style-name="P2" xml:id="id166" draw:id="id166" draw:layer="layout" svg:width="1.031cm" svg:height="0.529cm" svg:x="8.754cm" svg:y="27.401cm">
          <text:p text:style-name="P1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7" draw:id="id167" draw:layer="layout" svg:width="1.031cm" svg:height="0.529cm" svg:x="15.383cm" svg:y="27.401cm">
          <text:p text:style-name="P1"><text:span text:style-name="T1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958cm" svg:y1="27.666cm" svg:x2="9.785cm" svg:y2="27.665cm" draw:start-shape="id165" draw:start-glue-point="5" draw:end-shape="id166" draw:end-glue-point="1" svg:d="m10958 27666h-587v-1h-586">
          <text:p/>
        </draw:connector>
        <draw:connector draw:style-name="gr3" draw:text-style-name="P1" draw:layer="layout" draw:line-skew="0.074cm" svg:x1="14.13cm" svg:y1="27.666cm" svg:x2="15.383cm" svg:y2="27.665cm" draw:start-shape="id165" draw:start-glue-point="7" draw:end-shape="id167" draw:end-glue-point="3" svg:d="m14130 27666h701v-1h552">
          <text:p/>
        </draw:connector>
        <draw:custom-shape draw:style-name="gr1" draw:text-style-name="P2" xml:id="id168" draw:id="id168" draw:layer="layout" svg:width="2.152cm" svg:height="0.873cm" svg:x="14.822cm" svg:y="28.753cm">
          <text:p text:style-name="P1"><text:span text:style-name="T1">Specify </text:span></text:p>
          <text:p text:style-name="P1"><text:span text:style-name="T1">Abnorma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898cm" svg:y1="27.93cm" svg:x2="15.898cm" svg:y2="28.753cm" draw:start-shape="id167" draw:start-glue-point="2" draw:end-shape="id168" draw:end-glue-point="0" svg:d="m15898 27930v823">
          <text:p/>
        </draw:connector>
        <draw:custom-shape draw:style-name="gr1" draw:text-style-name="P2" xml:id="id169" draw:id="id169" draw:layer="layout" svg:width="2.615cm" svg:height="1.34cm" svg:x="11.358cm" svg:y="30.77cm">
          <text:p text:style-name="P1"><text:span text:style-name="T1">HIV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.698cm" svg:x1="9.269cm" svg:y1="27.93cm" svg:x2="12.666cm" svg:y2="30.77cm" draw:start-shape="id166" draw:start-glue-point="2" draw:end-shape="id169" draw:end-glue-point="4" svg:d="m9269 27930v2118h3397v722">
          <text:p/>
        </draw:connector>
        <draw:connector draw:style-name="gr3" draw:text-style-name="P1" draw:layer="layout" draw:line-skew="-0.15cm" svg:x1="15.898cm" svg:y1="29.626cm" svg:x2="12.666cm" svg:y2="30.77cm" draw:start-shape="id168" draw:start-glue-point="2" draw:end-shape="id169" draw:end-glue-point="4" svg:d="m15898 29626v422h-3232v722">
          <text:p/>
        </draw:connector>
        <draw:custom-shape draw:style-name="gr1" draw:text-style-name="P2" xml:id="id170" draw:id="id170" draw:layer="layout" svg:width="2.61cm" svg:height="0.794cm" svg:x="3.647cm" svg:y="29.452cm">
          <text:p text:style-name="P1"><text:span text:style-name="T1">Confirmed</text:span></text:p>
          <draw:enhanced-geometry svg:viewBox="0 0 21600 21600" draw:glue-points="?f6 0 10800 ?f8 ?f11 10800 ?f9 21600 10800 ?f10 ?f5 10800" draw:text-areas="?f3 ?f3 ?f4 ?f4" draw:type="parallelogram" draw:modifiers="2995.116279069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71" draw:id="id171" draw:layer="layout" svg:width="1.996cm" svg:height="0.794cm" svg:x="18.846cm" svg:y="29.452cm">
          <text:p text:style-name="P1"><text:span text:style-name="T1">Not</text:span></text:p>
          <text:p text:style-name="P1"><text:span text:style-name="T1">Confirmed</text:span></text:p>
          <draw:enhanced-geometry svg:viewBox="0 0 21600 21600" draw:glue-points="?f6 0 10800 ?f8 ?f11 10800 ?f9 21600 10800 ?f10 ?f5 10800" draw:text-areas="?f3 ?f3 ?f4 ?f4" draw:type="parallelogram" draw:modifiers="2995.116279069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-0.976cm -0.166cm" svg:x1="11.358cm" svg:y1="31.44cm" svg:x2="5.133cm" svg:y2="29.452cm" draw:start-shape="id169" draw:start-glue-point="5" draw:end-shape="id170" draw:end-glue-point="4" svg:d="m11358 31440h-3526v-2655h-2699v667">
          <text:p/>
        </draw:connector>
        <draw:connector draw:style-name="gr3" draw:text-style-name="P1" draw:layer="layout" draw:line-skew="1.238cm -0.205cm" svg:x1="13.973cm" svg:y1="31.44cm" svg:x2="19.844cm" svg:y2="29.452cm" draw:start-shape="id169" draw:start-glue-point="7" draw:end-shape="id171" draw:end-glue-point="5" svg:d="m13973 31440h3675v-2694h2196v706">
          <text:p/>
        </draw:connector>
        <draw:custom-shape draw:style-name="gr1" draw:text-style-name="P2" xml:id="id172" draw:id="id172" draw:layer="layout" svg:width="2.623cm" svg:height="1.276cm" svg:x="3.641cm" svg:y="30.895cm">
          <text:p text:style-name="P1"><text:span text:style-name="T1">Not</text:span></text:p>
          <text:p text:style-name="P1"><text:span text:style-name="T1">Inf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73" draw:id="id173" draw:layer="layout" svg:width="2.348cm" svg:height="1.279cm" svg:x="3.778cm" svg:y="32.776cm">
          <text:p text:style-name="P1"><text:span text:style-name="T1">Posit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952cm" svg:y1="30.246cm" svg:x2="4.953cm" svg:y2="30.895cm" draw:start-shape="id170" draw:start-glue-point="8" draw:end-shape="id172" draw:end-glue-point="4" svg:d="m4952 30246v325h1v324">
          <text:p/>
        </draw:connector>
        <draw:connector draw:style-name="gr3" draw:text-style-name="P1" xml:id="id178" draw:id="id178" draw:layer="layout" svg:x1="4.952cm" svg:y1="32.776cm" svg:x2="4.952cm" svg:y2="32.776cm" draw:start-shape="id173" draw:start-glue-point="4" draw:end-shape="id173" draw:end-glue-point="4" svg:d="m4952 32776">
          <text:p/>
        </draw:connector>
        <draw:custom-shape draw:style-name="gr1" draw:text-style-name="P2" xml:id="id174" draw:id="id174" draw:layer="layout" svg:width="2.47cm" svg:height="1.345cm" svg:x="18.601cm" svg:y="30.861cm">
          <text:p text:style-name="P1"><text:span text:style-name="T1">Not ART</text:span></text:p>
          <text:p text:style-name="P1"><text:span text:style-name="T1">Eligi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75" draw:id="id175" draw:layer="layout" svg:width="2.258cm" svg:height="1.084cm" svg:x="18.715cm" svg:y="32.873cm">
          <text:p text:style-name="P1"><text:span text:style-name="T1">PHS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9.844cm" svg:y1="30.246cm" svg:x2="19.836cm" svg:y2="30.861cm" draw:start-shape="id171" draw:start-glue-point="8" draw:end-shape="id174" draw:end-glue-point="4" svg:d="m19844 30246v308h-8v307">
          <text:p/>
        </draw:connector>
        <draw:connector draw:style-name="gr3" draw:text-style-name="P1" draw:layer="layout" svg:x1="19.836cm" svg:y1="32.206cm" svg:x2="19.844cm" svg:y2="32.873cm" draw:start-shape="id174" draw:start-glue-point="6" draw:end-shape="id175" draw:end-glue-point="4" svg:d="m19836 32206v334h8v333">
          <text:p/>
        </draw:connector>
        <draw:custom-shape draw:style-name="gr1" draw:text-style-name="P6" xml:id="id176" draw:id="id176" draw:layer="layout" svg:width="2.019cm" svg:height="0.529cm" svg:x="15.996cm" svg:y="33.151cm">
          <text:p text:style-name="P1"><text:span text:style-name="T5">START 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8.715cm" svg:y1="33.415cm" svg:x2="18.015cm" svg:y2="33.415cm" draw:start-shape="id175" draw:start-glue-point="5" draw:end-shape="id176" draw:end-glue-point="1" svg:d="m18715 33415h-700">
          <text:p/>
        </draw:connector>
        <draw:custom-shape draw:style-name="gr1" draw:text-style-name="P6" xml:id="id177" draw:id="id177" draw:layer="layout" svg:width="2.019cm" svg:height="0.529cm" svg:x="6.897cm" svg:y="33.151cm">
          <text:p text:style-name="P1"><text:span text:style-name="T5">START 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126cm" svg:y1="33.416cm" svg:x2="6.897cm" svg:y2="33.415cm" draw:start-shape="id173" draw:start-glue-point="7" draw:end-shape="id177" draw:end-glue-point="3" svg:d="m6126 33416h386v-1h385">
          <text:p/>
        </draw:connector>
        <draw:connector draw:style-name="gr3" draw:text-style-name="P1" draw:layer="layout" svg:x1="4.953cm" svg:y1="32.171cm" svg:x2="4.952cm" svg:y2="32.776cm" draw:start-shape="id172" draw:start-glue-point="6" draw:end-shape="id178" draw:end-glue-point="0" svg:d="m4953 32171v605h-1">
          <text:p/>
        </draw:connector>
        <draw:custom-shape draw:style-name="gr1" draw:text-style-name="P2" xml:id="id180" draw:id="id180" draw:layer="layout" svg:width="3.311cm" svg:height="0.79cm" svg:x="14.893cm" svg:y="34.876cm">
          <text:p text:style-name="P1"><text:span text:style-name="T1">Quantity of CPT giv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9" draw:id="id179" draw:layer="layout" svg:width="2.65cm" svg:height="1.592cm" svg:x="11.422cm" svg:y="34.475cm">
          <text:p text:style-name="P1"><text:span text:style-name="T1">Not Sulfur</text:span></text:p>
          <text:p text:style-name="P1"><text:span text:style-name="T1">Allergi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-0.107cm 0.988cm -0.161cm" svg:x1="4.952cm" svg:y1="34.055cm" svg:x2="12.747cm" svg:y2="34.475cm" draw:start-shape="id173" draw:start-glue-point="6" draw:end-shape="id179" draw:end-glue-point="4" svg:d="m4952 34055v394h4811v-636h2984v662">
          <text:p/>
        </draw:connector>
        <draw:connector draw:style-name="gr3" draw:text-style-name="P1" draw:layer="layout" draw:line-skew="0.265cm -0.406cm -0.161cm" svg:x1="7.906cm" svg:y1="33.68cm" svg:x2="12.747cm" svg:y2="34.475cm" draw:start-shape="id177" draw:start-glue-point="2" draw:end-shape="id179" draw:end-glue-point="4" svg:d="m7906 33680v765h1857v-632h2984v662">
          <text:p/>
        </draw:connector>
        <draw:connector draw:style-name="gr3" draw:text-style-name="P1" draw:layer="layout" svg:x1="14.072cm" svg:y1="35.271cm" svg:x2="14.893cm" svg:y2="35.271cm" draw:start-shape="id179" draw:start-glue-point="7" draw:end-shape="id180" draw:end-glue-point="3" svg:d="m14072 35271h821">
          <text:p/>
        </draw:connector>
        <draw:connector draw:style-name="gr3" draw:text-style-name="P1" draw:layer="layout" draw:line-skew="0.269cm 0.556cm -0.161cm" svg:x1="17.005cm" svg:y1="33.68cm" svg:x2="12.747cm" svg:y2="34.475cm" draw:start-shape="id176" draw:start-glue-point="2" draw:end-shape="id179" draw:end-glue-point="4" svg:d="m17005 33680v769h-1415v-636h-2843v662">
          <text:p/>
        </draw:connector>
        <draw:connector draw:style-name="gr3" draw:text-style-name="P1" draw:layer="layout" draw:line-skew="0cm -0.81cm -0.161cm" svg:x1="19.844cm" svg:y1="33.957cm" svg:x2="12.747cm" svg:y2="34.475cm" draw:start-shape="id175" draw:start-glue-point="6" draw:end-shape="id179" draw:end-glue-point="4" svg:d="m19844 33957v502h-4260v-646h-2837v662">
          <text:p/>
        </draw:connector>
        <draw:custom-shape draw:style-name="gr1" draw:text-style-name="P2" xml:id="id181" draw:id="id181" draw:layer="layout" svg:width="2.8cm" svg:height="1.032cm" svg:x="22.956cm" svg:y="26.802cm">
          <text:p text:style-name="P1"><text:span text:style-name="T1">Follow-up</text:span></text:p>
          <text:p text:style-name="P1"><text:span text:style-name="T1">Outcome</text:span></text:p>
          <draw:enhanced-geometry svg:viewBox="0 0 21600 21600" draw:glue-points="?f6 0 10800 ?f8 ?f11 10800 ?f9 21600 10800 ?f10 ?f5 10800" draw:text-areas="?f3 ?f3 ?f4 ?f4" draw:type="parallelogram" draw:modifiers="2995.1162790697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-0.136cm 3.27cm" svg:x1="12.747cm" svg:y1="36.067cm" svg:x2="24.356cm" svg:y2="26.802cm" draw:start-shape="id179" draw:start-glue-point="6" draw:end-shape="id181" draw:end-glue-point="5" svg:d="m12747 36067v366h9038v-10132h2571v501">
          <text:p/>
        </draw:connector>
        <draw:custom-shape draw:style-name="gr1" draw:text-style-name="P2" xml:id="id189" draw:id="id189" draw:layer="layout" svg:width="3.023cm" svg:height="1.522cm" svg:x="22.845cm" svg:y="28.35cm">
          <text:p text:style-name="P1"><text:span text:style-name="T1">Continue</text:span></text:p>
          <text:p text:style-name="P1"><text:span text:style-name="T1">Follow-u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88" draw:id="id188" draw:layer="layout" svg:width="2.944cm" svg:height="1.587cm" svg:x="22.884cm" svg:y="30.39cm">
          <text:p text:style-name="P1"><text:span text:style-name="T1">Discharged</text:span></text:p>
          <text:p text:style-name="P1"><text:span text:style-name="T1">Uninf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87" draw:id="id187" draw:layer="layout" svg:width="2.891cm" svg:height="1.375cm" svg:x="22.911cm" svg:y="32.494cm">
          <text:p text:style-name="P1"><text:span text:style-name="T1">Started </text:span></text:p>
          <text:p text:style-name="P1"><text:span text:style-name="T1">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86" draw:id="id186" draw:layer="layout" svg:width="3.025cm" svg:height="1.289cm" svg:x="22.844cm" svg:y="34.386cm">
          <text:p text:style-name="P1"><text:span text:style-name="T1">Transfer</text:span></text:p>
          <text:p text:style-name="P1"><text:span text:style-name="T1">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85" draw:id="id185" draw:layer="layout" svg:width="2.619cm" svg:height="1.301cm" svg:x="23.047cm" svg:y="36.193cm">
          <text:p text:style-name="P1"><text:span text:style-name="T1">Defaul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82" draw:id="id182" draw:layer="layout" svg:width="3.023cm" svg:height="1.201cm" svg:x="22.845cm" svg:y="38.009cm">
          <text:p text:style-name="P1"><text:span text:style-name="T1">D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83" draw:id="id183" draw:layer="layout" svg:width="3.061cm" svg:height="0.716cm" svg:x="11.217cm" svg:y="37.616cm">
          <text:p text:style-name="P1"><text:span text:style-name="T1">Next Appoint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cm 3.215cm -0.206cm" svg:x1="24.357cm" svg:y1="39.21cm" svg:x2="12.747cm" svg:y2="37.616cm" draw:start-shape="id182" draw:start-glue-point="6" draw:end-shape="id183" draw:end-glue-point="0" svg:d="m24357 39210v501h-2581v-2802h-9029v707">
          <text:p/>
        </draw:connector>
        <draw:connector draw:style-name="gr3" draw:text-style-name="P1" draw:layer="layout" svg:x1="12.747cm" svg:y1="38.332cm" svg:x2="12.747cm" svg:y2="39.324cm" draw:start-shape="id183" draw:start-glue-point="2" draw:end-shape="id184" draw:end-glue-point="4" svg:d="m12747 38332v992">
          <text:p/>
        </draw:connector>
        <draw:connector draw:style-name="gr3" draw:text-style-name="P1" draw:layer="layout" draw:line-skew="0.26cm 1.196cm" svg:x1="16.548cm" svg:y1="35.666cm" svg:x2="24.356cm" svg:y2="26.802cm" draw:start-shape="id180" draw:start-glue-point="2" draw:end-shape="id181" draw:end-glue-point="5" svg:d="m16548 35666v761h5228v-10126h2580v501">
          <text:p/>
        </draw:connector>
        <draw:connector draw:style-name="gr3" draw:text-style-name="P1" draw:layer="layout" svg:x1="24.357cm" svg:y1="37.494cm" svg:x2="24.357cm" svg:y2="38.009cm" draw:start-shape="id185" draw:start-glue-point="6" draw:end-shape="id182" draw:end-glue-point="4" svg:d="m24357 37494v515">
          <text:p/>
        </draw:connector>
        <draw:connector draw:style-name="gr3" draw:text-style-name="P1" draw:layer="layout" svg:x1="24.357cm" svg:y1="35.675cm" svg:x2="24.357cm" svg:y2="36.193cm" draw:start-shape="id186" draw:start-glue-point="6" draw:end-shape="id185" draw:end-glue-point="4" svg:d="m24357 35675v518">
          <text:p/>
        </draw:connector>
        <draw:connector draw:style-name="gr3" draw:text-style-name="P1" draw:layer="layout" svg:x1="24.357cm" svg:y1="33.869cm" svg:x2="24.357cm" svg:y2="34.386cm" draw:start-shape="id187" draw:start-glue-point="6" draw:end-shape="id186" draw:end-glue-point="4" svg:d="m24357 33869v517">
          <text:p/>
        </draw:connector>
        <draw:connector draw:style-name="gr3" draw:text-style-name="P1" draw:layer="layout" svg:x1="24.356cm" svg:y1="31.977cm" svg:x2="24.357cm" svg:y2="32.494cm" draw:start-shape="id188" draw:start-glue-point="6" draw:end-shape="id187" draw:end-glue-point="4" svg:d="m24356 31977v258h1v259">
          <text:p/>
        </draw:connector>
        <draw:connector draw:style-name="gr3" draw:text-style-name="P1" draw:layer="layout" svg:x1="24.357cm" svg:y1="29.872cm" svg:x2="24.356cm" svg:y2="30.39cm" draw:start-shape="id189" draw:start-glue-point="6" draw:end-shape="id188" draw:end-glue-point="4" svg:d="m24357 29872v259h-1v259">
          <text:p/>
        </draw:connector>
        <draw:connector draw:style-name="gr3" draw:text-style-name="P1" draw:layer="layout" svg:x1="24.356cm" svg:y1="27.834cm" svg:x2="24.357cm" svg:y2="28.35cm" draw:start-shape="id181" draw:start-glue-point="8" draw:end-shape="id189" draw:end-glue-point="4" svg:d="m24356 27834v259h1v257">
          <text:p/>
        </draw:connector>
        <draw:connector draw:style-name="gr3" draw:text-style-name="P1" draw:layer="layout" draw:line-skew="-0.677cm" svg:x1="3.017cm" svg:y1="23.924cm" svg:x2="12.544cm" svg:y2="26.538cm" draw:start-shape="id161" draw:start-glue-point="6" draw:end-shape="id165" draw:end-glue-point="4" svg:d="m3017 23924v630h9527v1984">
          <text:p/>
        </draw:connector>
        <draw:frame draw:style-name="gr2" draw:text-style-name="P4" draw:layer="layout" svg:width="1.074cm" svg:height="0.645cm" svg:x="5.825cm" svg:y="11.907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5.825cm" svg:y="15.008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.125cm" svg:y="22.909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.725cm" svg:y="26.01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5.325cm" svg:y="26.011cm">
          <draw:text-box>
            <text:p><text:span text:style-name="T3">Yes</text:span></text:p>
          </draw:text-box>
        </draw:frame>
        <draw:frame draw:style-name="gr2" draw:text-style-name="P4" draw:layer="layout" svg:width="0.951cm" svg:height="0.645cm" svg:x="10.025cm" svg:y="26.81cm">
          <draw:text-box>
            <text:p><text:span text:style-name="T3">No</text:span></text:p>
          </draw:text-box>
        </draw:frame>
        <draw:frame draw:style-name="gr2" draw:text-style-name="P4" draw:layer="layout" svg:width="1.074cm" svg:height="0.645cm" svg:x="13.825cm" svg:y="26.811cm">
          <draw:text-box>
            <text:p><text:span text:style-name="T3">Yes</text:span></text:p>
          </draw:text-box>
        </draw:frame>
        <draw:frame draw:style-name="gr2" draw:text-style-name="P4" draw:layer="layout" svg:width="2.119cm" svg:height="0.645cm" svg:x="9.125cm" svg:y="30.81cm">
          <draw:text-box>
            <text:p><text:span text:style-name="T3">Confirmed</text:span></text:p>
          </draw:text-box>
        </draw:frame>
        <draw:frame draw:style-name="gr2" draw:text-style-name="P4" draw:layer="layout" svg:width="2.686cm" svg:height="0.645cm" svg:x="13.925cm" svg:y="30.811cm">
          <draw:text-box>
            <text:p><text:span text:style-name="T3">Not confirmed</text:span></text:p>
          </draw:text-box>
        </draw:frame>
        <draw:frame draw:style-name="gr2" draw:text-style-name="P4" draw:layer="layout" svg:width="1.074cm" svg:height="0.645cm" svg:x="5.625cm" svg:y="32.712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8.025cm" svg:y="32.713cm">
          <draw:text-box>
            <text:p><text:span text:style-name="T3">Yes</text:span></text:p>
          </draw:text-box>
        </draw:frame>
        <draw:frame draw:style-name="gr2" draw:text-style-name="P4" draw:layer="layout" svg:width="1.074cm" svg:height="0.645cm" svg:x="13.625cm" svg:y="34.514cm">
          <draw:text-box>
            <text:p><text:span text:style-name="T3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imwemwe Kachaje</meta:initial-creator>
    <meta:creation-date>2012-12-05T11:06:03</meta:creation-date>
    <dc:date>2012-12-06T13:13:53</dc:date>
    <dc:creator>Chimwemwe Kachaje</dc:creator>
    <meta:editing-duration>PT11H41M15S</meta:editing-duration>
    <meta:editing-cycles>324</meta:editing-cycles>
    <meta:generator>LibreOffice/3.6$Linux_X86_64 LibreOffice_project/360m1$Build-2</meta:generator>
    <meta:printed-by>Chimwemwe Kachaje</meta:printed-by>
    <meta:print-date>2012-12-05T17:22:35</meta:print-date>
    <meta:document-statistic meta:object-count="460"/>
  </office:meta>
</office:document-meta>
</file>